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normal" officeooo:paragraph-rsid="00031b27" style:font-style-asian="normal" style:font-weight-asian="normal" style:font-style-complex="normal" style:font-weight-complex="normal"/>
    </style:style>
    <style:style style:name="P4" style:family="paragraph" style:parent-style-name="Text_20_body">
      <style:text-properties fo:font-style="normal" fo:font-weight="normal" officeooo:rsid="0026b79d" officeooo:paragraph-rsid="0026b79d" style:font-style-asian="normal" style:font-weight-asian="normal" style:font-style-complex="normal" style:font-weight-complex="normal"/>
    </style:style>
    <style:style style:name="P5" style:family="paragraph" style:parent-style-name="Text_20_body">
      <style:text-properties fo:font-style="normal" fo:font-weight="normal" officeooo:rsid="0026b79d" officeooo:paragraph-rsid="0060036e" style:font-style-asian="normal" style:font-weight-asian="normal" style:font-style-complex="normal" style:font-weight-complex="normal"/>
    </style:style>
    <style:style style:name="P6" style:family="paragraph" style:parent-style-name="Text_20_body">
      <style:text-properties fo:font-style="normal" fo:font-weight="normal" officeooo:rsid="00272fbb" officeooo:paragraph-rsid="00272fbb" style:font-style-asian="normal" style:font-weight-asian="normal" style:font-style-complex="normal" style:font-weight-complex="normal"/>
    </style:style>
    <style:style style:name="P7" style:family="paragraph" style:parent-style-name="Text_20_body">
      <style:text-properties fo:font-style="normal" fo:font-weight="normal" officeooo:rsid="00572465" officeooo:paragraph-rsid="00572465" style:font-style-asian="normal" style:font-weight-asian="normal" style:font-style-complex="normal" style:font-weight-complex="normal"/>
    </style:style>
    <style:style style:name="P8" style:family="paragraph" style:parent-style-name="Text_20_body">
      <style:text-properties fo:font-style="normal" fo:font-weight="normal" officeooo:rsid="0058f013" officeooo:paragraph-rsid="0058f013" style:font-style-asian="normal" style:font-weight-asian="normal" style:font-style-complex="normal" style:font-weight-complex="normal"/>
    </style:style>
    <style:style style:name="P9" style:family="paragraph" style:parent-style-name="Text_20_body">
      <style:text-properties fo:font-style="normal" fo:font-weight="normal" officeooo:rsid="0060cdb4" officeooo:paragraph-rsid="0060cdb4" style:font-style-asian="normal" style:font-weight-asian="normal" style:font-style-complex="normal" style:font-weight-complex="normal"/>
    </style:style>
    <style:style style:name="P10" style:family="paragraph" style:parent-style-name="Text_20_body">
      <style:text-properties fo:font-style="normal" fo:font-weight="normal" officeooo:rsid="0060f64d" officeooo:paragraph-rsid="0060f64d" style:font-style-asian="normal" style:font-weight-asian="normal" style:font-style-complex="normal" style:font-weight-complex="normal"/>
    </style:style>
    <style:style style:name="P11" style:family="paragraph" style:parent-style-name="Text_20_body">
      <style:text-properties fo:font-style="normal" fo:font-weight="normal" officeooo:rsid="00645183" officeooo:paragraph-rsid="00645183" style:font-style-asian="normal" style:font-weight-asian="normal" style:font-style-complex="normal" style:font-weight-complex="normal"/>
    </style:style>
    <style:style style:name="P12" style:family="paragraph" style:parent-style-name="Text_20_body">
      <style:text-properties fo:font-style="normal" fo:font-weight="normal" officeooo:rsid="00660e78" officeooo:paragraph-rsid="00660e78" style:font-style-asian="normal" style:font-weight-asian="normal" style:font-style-complex="normal" style:font-weight-complex="normal"/>
    </style:style>
    <style:style style:name="P13" style:family="paragraph" style:parent-style-name="Text_20_body">
      <style:text-properties fo:font-style="normal" fo:font-weight="normal" officeooo:rsid="00660e78" officeooo:paragraph-rsid="0066fe87"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2c127f" officeooo:paragraph-rsid="002c127f" style:font-weight-asian="bold" style:font-weight-complex="bold"/>
    </style:style>
    <style:style style:name="P19" style:family="paragraph" style:parent-style-name="Text_20_body">
      <style:text-properties fo:font-weight="bold" officeooo:rsid="002c127f" officeooo:paragraph-rsid="00304cc2" style:font-weight-asian="bold" style:font-weight-complex="bold"/>
    </style:style>
    <style:style style:name="P20" style:family="paragraph" style:parent-style-name="Text_20_body">
      <style:text-properties fo:font-weight="bold" officeooo:rsid="002c127f" officeooo:paragraph-rsid="0031deb7" style:font-weight-asian="bold" style:font-weight-complex="bold"/>
    </style:style>
    <style:style style:name="P21" style:family="paragraph" style:parent-style-name="Text_20_body">
      <style:text-properties fo:font-weight="bold" officeooo:rsid="00304cc2" officeooo:paragraph-rsid="00304cc2" style:font-weight-asian="bold" style:font-weight-complex="bold"/>
    </style:style>
    <style:style style:name="P22" style:family="paragraph" style:parent-style-name="Text_20_body">
      <style:text-properties fo:font-weight="bold" officeooo:rsid="00312b94" officeooo:paragraph-rsid="0031deb7" style:font-weight-asian="bold" style:font-weight-complex="bold"/>
    </style:style>
    <style:style style:name="P23" style:family="paragraph" style:parent-style-name="Text_20_body">
      <style:text-properties fo:font-weight="bold" officeooo:rsid="0032b7dd" officeooo:paragraph-rsid="0032b7dd" style:font-weight-asian="bold" style:font-weight-complex="bold"/>
    </style:style>
    <style:style style:name="P24" style:family="paragraph" style:parent-style-name="Text_20_body">
      <style:text-properties fo:font-weight="bold" officeooo:rsid="0033be04" officeooo:paragraph-rsid="0033be04" style:font-weight-asian="bold" style:font-weight-complex="bold"/>
    </style:style>
    <style:style style:name="P25" style:family="paragraph" style:parent-style-name="Text_20_body">
      <style:text-properties fo:font-weight="bold" officeooo:rsid="00351151" officeooo:paragraph-rsid="00351151" style:font-weight-asian="bold" style:font-weight-complex="bold"/>
    </style:style>
    <style:style style:name="P26" style:family="paragraph" style:parent-style-name="Text_20_body">
      <style:text-properties fo:font-weight="bold" officeooo:rsid="0035e905" officeooo:paragraph-rsid="003b123d" style:font-weight-asian="bold" style:font-weight-complex="bold"/>
    </style:style>
    <style:style style:name="P27" style:family="paragraph" style:parent-style-name="Text_20_body">
      <style:text-properties fo:font-weight="bold" officeooo:rsid="00378fee" officeooo:paragraph-rsid="00378fee" style:font-weight-asian="bold" style:font-weight-complex="bold"/>
    </style:style>
    <style:style style:name="P28" style:family="paragraph" style:parent-style-name="Text_20_body">
      <style:text-properties fo:font-weight="bold" officeooo:rsid="003b123d" officeooo:paragraph-rsid="003b123d" style:font-weight-asian="bold" style:font-weight-complex="bold"/>
    </style:style>
    <style:style style:name="P29" style:family="paragraph" style:parent-style-name="Text_20_body">
      <style:text-properties fo:font-weight="bold" officeooo:rsid="00572465" officeooo:paragraph-rsid="00572465" style:font-weight-asian="bold" style:font-weight-complex="bold"/>
    </style:style>
    <style:style style:name="P30" style:family="paragraph" style:parent-style-name="Text_20_body">
      <style:text-properties fo:font-weight="bold" officeooo:rsid="0058f013" officeooo:paragraph-rsid="0058f013" style:font-weight-asian="bold" style:font-weight-complex="bold"/>
    </style:style>
    <style:style style:name="P31" style:family="paragraph" style:parent-style-name="Text_20_body">
      <style:text-properties fo:font-weight="bold" officeooo:rsid="005a4ed2" officeooo:paragraph-rsid="005a4ed2" style:font-weight-asian="bold" style:font-weight-complex="bold"/>
    </style:style>
    <style:style style:name="P32" style:family="paragraph" style:parent-style-name="Text_20_body">
      <style:text-properties fo:font-style="italic" fo:font-weight="bold" style:font-style-asian="italic" style:font-weight-asian="bold" style:font-style-complex="italic" style:font-weight-complex="bold"/>
    </style:style>
    <style:style style:name="P33" style:family="paragraph" style:parent-style-name="Text_20_body">
      <style:text-properties fo:font-style="italic" officeooo:rsid="00616d6a" officeooo:paragraph-rsid="00616d6a" style:font-style-asian="italic" style:font-style-complex="italic"/>
    </style:style>
    <style:style style:name="P34" style:family="paragraph" style:parent-style-name="Text_20_body">
      <style:text-properties fo:font-style="italic" officeooo:rsid="00635d0a" officeooo:paragraph-rsid="00645183" style:font-style-asian="italic" style:font-style-complex="italic"/>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fo:font-size="13pt" style:font-size-asian="13pt" style:font-size-complex="13pt"/>
    </style:style>
    <style:style style:name="P37"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38"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italic" style:font-style-asian="italic" style:font-style-complex="italic"/>
    </style:style>
    <style:style style:name="P41" style:family="paragraph" style:parent-style-name="Text_20_body">
      <style:text-properties fo:language="en" fo:country="US" officeooo:rsid="003c09b5" officeooo:paragraph-rsid="003c09b5"/>
    </style:style>
    <style:style style:name="P42" style:family="paragraph" style:parent-style-name="Text_20_body">
      <style:text-properties fo:language="en" fo:country="US" officeooo:rsid="003c3b94" officeooo:paragraph-rsid="003c3b94"/>
    </style:style>
    <style:style style:name="P43" style:family="paragraph" style:parent-style-name="Text_20_body">
      <style:text-properties fo:language="en" fo:country="US" officeooo:rsid="003d9b50" officeooo:paragraph-rsid="003d9b50"/>
    </style:style>
    <style:style style:name="P44" style:family="paragraph" style:parent-style-name="Text_20_body">
      <style:text-properties fo:language="en" fo:country="US" officeooo:rsid="0041195a" officeooo:paragraph-rsid="0041195a"/>
    </style:style>
    <style:style style:name="P45" style:family="paragraph" style:parent-style-name="Text_20_body">
      <style:text-properties fo:language="en" fo:country="US" fo:font-weight="bold" officeooo:rsid="0041195a" officeooo:paragraph-rsid="0041195a" style:font-weight-asian="bold" style:font-weight-complex="bold"/>
    </style:style>
    <style:style style:name="P46" style:family="paragraph" style:parent-style-name="Text_20_body">
      <style:text-properties fo:language="en" fo:country="US" fo:font-weight="bold" officeooo:rsid="0042ffa7" officeooo:paragraph-rsid="0042ffa7" style:font-weight-asian="bold" style:font-weight-complex="bold"/>
    </style:style>
    <style:style style:name="P47" style:family="paragraph" style:parent-style-name="Text_20_body">
      <style:text-properties fo:language="en" fo:country="US" fo:font-weight="bold" officeooo:rsid="0044f750" officeooo:paragraph-rsid="0044f750" style:font-weight-asian="bold" style:font-weight-complex="bold"/>
    </style:style>
    <style:style style:name="P48" style:family="paragraph" style:parent-style-name="Text_20_body">
      <style:text-properties fo:language="en" fo:country="US" fo:font-weight="bold" officeooo:rsid="00456933" officeooo:paragraph-rsid="00456933" style:font-weight-asian="bold" style:font-weight-complex="bold"/>
    </style:style>
    <style:style style:name="P49" style:family="paragraph" style:parent-style-name="Text_20_body">
      <style:text-properties fo:language="en" fo:country="US" fo:font-weight="bold" officeooo:rsid="0045cb78" officeooo:paragraph-rsid="0045cb78" style:font-weight-asian="bold" style:font-weight-complex="bold"/>
    </style:style>
    <style:style style:name="P50" style:family="paragraph" style:parent-style-name="Text_20_body">
      <style:text-properties fo:language="en" fo:country="US" fo:font-weight="bold" officeooo:rsid="00479204" officeooo:paragraph-rsid="00479204" style:font-weight-asian="bold" style:font-weight-complex="bold"/>
    </style:style>
    <style:style style:name="P51" style:family="paragraph" style:parent-style-name="Text_20_body">
      <style:text-properties fo:language="en" fo:country="US" fo:font-weight="bold" officeooo:rsid="004a66bd" officeooo:paragraph-rsid="004a66bd" style:font-weight-asian="bold" style:font-weight-complex="bold"/>
    </style:style>
    <style:style style:name="P52" style:family="paragraph" style:parent-style-name="Text_20_body">
      <style:text-properties fo:language="en" fo:country="US" fo:font-weight="bold" officeooo:rsid="004c53f3" officeooo:paragraph-rsid="004c53f3" style:font-weight-asian="bold" style:font-weight-complex="bold"/>
    </style:style>
    <style:style style:name="P53" style:family="paragraph" style:parent-style-name="Text_20_body">
      <style:text-properties fo:language="en" fo:country="US" fo:font-style="normal" officeooo:rsid="003d9b50" officeooo:paragraph-rsid="003d9b50" style:font-style-asian="normal" style:font-style-complex="normal"/>
    </style:style>
    <style:style style:name="P54" style:family="paragraph" style:parent-style-name="Text_20_body">
      <style:text-properties fo:language="en" fo:country="US" fo:font-style="normal" officeooo:rsid="003d0f17" officeooo:paragraph-rsid="003d9b50" style:font-style-asian="normal" style:font-style-complex="normal"/>
    </style:style>
    <style:style style:name="P55" style:family="paragraph" style:parent-style-name="Text_20_body">
      <style:text-properties fo:language="en" fo:country="US" fo:font-style="normal" officeooo:rsid="003d0f17" officeooo:paragraph-rsid="003d0f17" style:font-style-asian="normal" style:font-style-complex="normal"/>
    </style:style>
    <style:style style:name="P56" style:family="paragraph" style:parent-style-name="Text_20_body">
      <style:text-properties fo:language="ru" fo:country="RU"/>
    </style:style>
    <style:style style:name="P57" style:family="paragraph" style:parent-style-name="Text_20_body">
      <style:text-properties fo:language="ru" fo:country="RU" fo:font-style="italic" style:font-style-asian="italic" style:font-style-complex="italic"/>
    </style:style>
    <style:style style:name="P58" style:family="paragraph" style:parent-style-name="Text_20_body">
      <style:text-properties fo:language="ru" fo:country="RU" style:text-underline-style="solid" style:text-underline-width="auto" style:text-underline-color="font-color"/>
    </style:style>
    <style:style style:name="P59"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60" style:family="paragraph" style:parent-style-name="Text_20_body">
      <style:text-properties fo:language="ru" fo:country="RU" fo:font-style="normal" officeooo:rsid="0010fc1e" officeooo:paragraph-rsid="0010fc1e" style:font-style-asian="normal" style:font-style-complex="normal"/>
    </style:style>
    <style:style style:name="P61" style:family="paragraph" style:parent-style-name="Text_20_body">
      <style:text-properties fo:language="ru" fo:country="RU" fo:font-style="normal" officeooo:rsid="001584d0" officeooo:paragraph-rsid="001584d0" style:font-style-asian="normal" style:font-style-complex="normal"/>
    </style:style>
    <style:style style:name="P62" style:family="paragraph" style:parent-style-name="Text_20_body">
      <style:text-properties fo:language="ru" fo:country="RU" fo:font-style="normal" officeooo:rsid="001584d0" officeooo:paragraph-rsid="001802e8" style:font-style-asian="normal" style:font-style-complex="normal"/>
    </style:style>
    <style:style style:name="P63" style:family="paragraph" style:parent-style-name="Text_20_body">
      <style:text-properties fo:language="ru" fo:country="RU" fo:font-style="normal" officeooo:rsid="001b5b60" officeooo:paragraph-rsid="001b5b60" style:font-style-asian="normal" style:font-style-complex="normal"/>
    </style:style>
    <style:style style:name="P64" style:family="paragraph" style:parent-style-name="Text_20_body">
      <style:text-properties fo:language="ru" fo:country="RU" fo:font-style="normal" officeooo:rsid="004eb6e6" officeooo:paragraph-rsid="004eb6e6" style:font-style-asian="normal" style:font-style-complex="normal"/>
    </style:style>
    <style:style style:name="P65" style:family="paragraph" style:parent-style-name="Text_20_body">
      <style:text-properties fo:language="ru" fo:country="RU" fo:font-style="normal" officeooo:rsid="005625d0" officeooo:paragraph-rsid="005625d0" style:font-style-asian="normal" style:font-style-complex="normal"/>
    </style:style>
    <style:style style:name="P66" style:family="paragraph" style:parent-style-name="Text_20_body">
      <style:text-properties fo:language="ru" fo:country="RU" officeooo:rsid="000948f1" officeooo:paragraph-rsid="000948f1"/>
    </style:style>
    <style:style style:name="P67" style:family="paragraph" style:parent-style-name="Text_20_body">
      <style:text-properties fo:language="ru" fo:country="RU" officeooo:rsid="0009a116" officeooo:paragraph-rsid="0009a116"/>
    </style:style>
    <style:style style:name="P68" style:family="paragraph" style:parent-style-name="Text_20_body">
      <style:text-properties fo:language="ru" fo:country="RU" officeooo:rsid="000a00ca" officeooo:paragraph-rsid="000a00ca"/>
    </style:style>
    <style:style style:name="P69" style:family="paragraph" style:parent-style-name="Text_20_body">
      <style:text-properties fo:language="ru" fo:country="RU" officeooo:rsid="000a5c01" officeooo:paragraph-rsid="000a5c01"/>
    </style:style>
    <style:style style:name="P70" style:family="paragraph" style:parent-style-name="Text_20_body">
      <style:text-properties fo:language="ru" fo:country="RU" officeooo:rsid="000a5c01" officeooo:paragraph-rsid="000c4bb5"/>
    </style:style>
    <style:style style:name="P71" style:family="paragraph" style:parent-style-name="Text_20_body">
      <style:text-properties fo:language="ru" fo:country="RU" officeooo:rsid="000a5c01" officeooo:paragraph-rsid="000dd8cd"/>
    </style:style>
    <style:style style:name="P72" style:family="paragraph" style:parent-style-name="Text_20_body">
      <style:text-properties fo:language="ru" fo:country="RU" officeooo:rsid="000a5c01" officeooo:paragraph-rsid="000e9b76"/>
    </style:style>
    <style:style style:name="P73" style:family="paragraph" style:parent-style-name="Text_20_body">
      <style:text-properties fo:language="ru" fo:country="RU" officeooo:rsid="000c4bb5" officeooo:paragraph-rsid="000c4bb5"/>
    </style:style>
    <style:style style:name="P74" style:family="paragraph" style:parent-style-name="Text_20_body">
      <style:text-properties fo:language="ru" fo:country="RU" officeooo:rsid="000e9b76" officeooo:paragraph-rsid="000e9b76"/>
    </style:style>
    <style:style style:name="P75" style:family="paragraph" style:parent-style-name="Text_20_body">
      <style:text-properties fo:language="ru" fo:country="RU" officeooo:rsid="000ece90" officeooo:paragraph-rsid="000ece90"/>
    </style:style>
    <style:style style:name="P76" style:family="paragraph" style:parent-style-name="Text_20_body">
      <style:text-properties fo:language="ru" fo:country="RU" officeooo:rsid="001802e8" officeooo:paragraph-rsid="001802e8"/>
    </style:style>
    <style:style style:name="P77" style:family="paragraph" style:parent-style-name="Text_20_body">
      <style:text-properties fo:language="ru" fo:country="RU" officeooo:rsid="001b5b60" officeooo:paragraph-rsid="001b5b60"/>
    </style:style>
    <style:style style:name="P78" style:family="paragraph" style:parent-style-name="Text_20_body">
      <style:text-properties fo:language="ru" fo:country="RU" officeooo:rsid="00106919" officeooo:paragraph-rsid="00106919"/>
    </style:style>
    <style:style style:name="P79" style:family="paragraph" style:parent-style-name="Text_20_body">
      <style:text-properties fo:language="ru" fo:country="RU" officeooo:rsid="003d9b50" officeooo:paragraph-rsid="003d9b50"/>
    </style:style>
    <style:style style:name="P80" style:family="paragraph" style:parent-style-name="Text_20_body">
      <style:text-properties fo:language="ru" fo:country="RU" officeooo:rsid="004eb6e6"/>
    </style:style>
    <style:style style:name="P81" style:family="paragraph" style:parent-style-name="Text_20_body">
      <style:text-properties fo:language="ru" fo:country="RU" officeooo:rsid="004eb6e6" officeooo:paragraph-rsid="004eb6e6"/>
    </style:style>
    <style:style style:name="P82" style:family="paragraph" style:parent-style-name="Text_20_body">
      <style:text-properties fo:language="ru" fo:country="RU" officeooo:rsid="004eb6e6" officeooo:paragraph-rsid="004faedf"/>
    </style:style>
    <style:style style:name="P83" style:family="paragraph" style:parent-style-name="Text_20_body">
      <style:text-properties fo:language="ru" fo:country="RU" fo:font-weight="bold" officeooo:rsid="004faedf" officeooo:paragraph-rsid="004faedf" style:font-weight-asian="bold" style:font-weight-complex="bold"/>
    </style:style>
    <style:style style:name="P84" style:family="paragraph" style:parent-style-name="Text_20_body">
      <style:text-properties fo:language="ru" fo:country="RU" fo:font-weight="bold" officeooo:rsid="004fdcea" officeooo:paragraph-rsid="004fdcea" style:font-weight-asian="bold" style:font-weight-complex="bold"/>
    </style:style>
    <style:style style:name="P85" style:family="paragraph" style:parent-style-name="Text_20_body">
      <style:text-properties fo:language="ru" fo:country="RU" fo:font-weight="bold" officeooo:rsid="00518526" officeooo:paragraph-rsid="00518526" style:font-weight-asian="bold" style:font-weight-complex="bold"/>
    </style:style>
    <style:style style:name="P86" style:family="paragraph" style:parent-style-name="Text_20_body">
      <style:text-properties fo:language="ru" fo:country="RU" fo:font-weight="bold" officeooo:rsid="0052469e" officeooo:paragraph-rsid="0052469e" style:font-weight-asian="bold" style:font-weight-complex="bold"/>
    </style:style>
    <style:style style:name="P87" style:family="paragraph" style:parent-style-name="Text_20_body">
      <style:text-properties fo:language="ru" fo:country="RU" fo:font-weight="bold" officeooo:rsid="0052ea0e" officeooo:paragraph-rsid="0052ea0e" style:font-weight-asian="bold" style:font-weight-complex="bold"/>
    </style:style>
    <style:style style:name="P88" style:family="paragraph" style:parent-style-name="Text_20_body">
      <style:text-properties fo:language="ru" fo:country="RU" officeooo:rsid="004faedf" officeooo:paragraph-rsid="004faedf"/>
    </style:style>
    <style:style style:name="P89" style:family="paragraph" style:parent-style-name="Text_20_body">
      <style:text-properties fo:language="ru" fo:country="RU" officeooo:rsid="005625d0"/>
    </style:style>
    <style:style style:name="P90" style:family="paragraph" style:parent-style-name="Text_20_body">
      <style:text-properties fo:language="ru" fo:country="RU" officeooo:rsid="005625d0" officeooo:paragraph-rsid="005625d0"/>
    </style:style>
    <style:style style:name="P91" style:family="paragraph" style:parent-style-name="Text_20_body">
      <style:paragraph-properties fo:text-align="center" style:justify-single-word="false"/>
    </style:style>
    <style:style style:name="P92" style:family="paragraph" style:parent-style-name="Text_20_body">
      <style:text-properties officeooo:paragraph-rsid="00031b27"/>
    </style:style>
    <style:style style:name="P93" style:family="paragraph" style:parent-style-name="Text_20_body">
      <style:text-properties officeooo:rsid="001b5b60" officeooo:paragraph-rsid="001b5b60"/>
    </style:style>
    <style:style style:name="P94" style:family="paragraph" style:parent-style-name="Text_20_body">
      <style:text-properties officeooo:rsid="001bc534" officeooo:paragraph-rsid="001bc534"/>
    </style:style>
    <style:style style:name="P95" style:family="paragraph" style:parent-style-name="Text_20_body">
      <style:text-properties officeooo:rsid="001dc1a9" officeooo:paragraph-rsid="001dc1a9"/>
    </style:style>
    <style:style style:name="P96" style:family="paragraph" style:parent-style-name="Text_20_body">
      <style:text-properties officeooo:rsid="001f5700" officeooo:paragraph-rsid="001f5700"/>
    </style:style>
    <style:style style:name="P97" style:family="paragraph" style:parent-style-name="Text_20_body">
      <style:text-properties officeooo:rsid="0020945f" officeooo:paragraph-rsid="0020945f"/>
    </style:style>
    <style:style style:name="P98" style:family="paragraph" style:parent-style-name="Text_20_body">
      <style:text-properties officeooo:paragraph-rsid="00237ab9"/>
    </style:style>
    <style:style style:name="P99" style:family="paragraph" style:parent-style-name="Text_20_body">
      <style:text-properties officeooo:rsid="0028cf15" officeooo:paragraph-rsid="002b1dc6"/>
    </style:style>
    <style:style style:name="P100" style:family="paragraph" style:parent-style-name="Text_20_body">
      <style:text-properties officeooo:rsid="002b1dc6" officeooo:paragraph-rsid="002b1dc6"/>
    </style:style>
    <style:style style:name="P101" style:family="paragraph" style:parent-style-name="Text_20_body">
      <style:text-properties officeooo:rsid="002b1dc6" officeooo:paragraph-rsid="00312b94"/>
    </style:style>
    <style:style style:name="P102" style:family="paragraph" style:parent-style-name="Text_20_body">
      <style:text-properties officeooo:rsid="002c127f" officeooo:paragraph-rsid="002c127f"/>
    </style:style>
    <style:style style:name="P103" style:family="paragraph" style:parent-style-name="Text_20_body">
      <style:text-properties officeooo:paragraph-rsid="005bf39c"/>
    </style:style>
    <style:style style:name="P104" style:family="paragraph" style:parent-style-name="Text_20_body">
      <style:text-properties officeooo:rsid="0060cdb4" officeooo:paragraph-rsid="0060cdb4"/>
    </style:style>
    <style:style style:name="P105" style:family="paragraph" style:parent-style-name="Text_20_body">
      <style:text-properties officeooo:rsid="00645183" officeooo:paragraph-rsid="00645183"/>
    </style:style>
    <style:style style:name="P106" style:family="paragraph" style:parent-style-name="Text_20_body">
      <style:text-properties officeooo:rsid="00660e78" officeooo:paragraph-rsid="00660e78"/>
    </style:style>
    <style:style style:name="P107" style:family="paragraph" style:parent-style-name="Text_20_body">
      <style:text-properties officeooo:rsid="0067e03e" officeooo:paragraph-rsid="0067e03e"/>
    </style:style>
    <style:style style:name="P108" style:family="paragraph" style:parent-style-name="Text_20_body">
      <style:text-properties officeooo:rsid="00645a93" officeooo:paragraph-rsid="00645a93"/>
    </style:style>
    <style:style style:name="P109" style:family="paragraph" style:parent-style-name="Table_20_Contents">
      <style:text-properties officeooo:rsid="0058f013" officeooo:paragraph-rsid="0058f013"/>
    </style:style>
    <style:style style:name="P110" style:family="paragraph" style:parent-style-name="Table_20_Contents">
      <style:paragraph-properties fo:text-align="center" style:justify-single-word="false"/>
      <style:text-properties fo:font-weight="bold" officeooo:rsid="0058f013" officeooo:paragraph-rsid="0058f013" style:font-weight-asian="bold" style:font-weight-complex="bold"/>
    </style:style>
    <style:style style:name="P111" style:family="paragraph" style:parent-style-name="Contents_20_1">
      <style:paragraph-properties>
        <style:tab-stops>
          <style:tab-stop style:position="19.013cm" style:type="right" style:leader-style="dotted" style:leader-text="."/>
        </style:tab-stops>
      </style:paragraph-properties>
    </style:style>
    <style:style style:name="P112" style:family="paragraph" style:parent-style-name="Contents_20_2">
      <style:paragraph-properties>
        <style:tab-stops>
          <style:tab-stop style:position="18.514cm" style:type="right" style:leader-style="dotted" style:leader-text="."/>
        </style:tab-stops>
      </style:paragraph-properties>
    </style:style>
    <style:style style:name="P113" style:family="paragraph" style:parent-style-name="Contents_20_3">
      <style:paragraph-properties>
        <style:tab-stops>
          <style:tab-stop style:position="18.015cm" style:type="right" style:leader-style="dotted" style:leader-text="."/>
        </style:tab-stops>
      </style:paragraph-properties>
    </style:style>
    <style:style style:name="P114" style:family="paragraph" style:parent-style-name="Text_20_body" style:list-style-name="L1"/>
    <style:style style:name="P115" style:family="paragraph" style:parent-style-name="Text_20_body" style:list-style-name="L1">
      <style:text-properties fo:font-style="normal" fo:font-weight="normal" style:font-style-asian="normal" style:font-weight-asian="normal" style:font-style-complex="normal" style:font-weight-complex="normal"/>
    </style:style>
    <style:style style:name="P116"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17" style:family="paragraph" style:parent-style-name="Text_20_body" style:list-style-name="L2">
      <style:text-properties fo:font-style="normal" style:font-style-asian="normal" style:font-style-complex="normal"/>
    </style:style>
    <style:style style:name="P118"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119" style:family="paragraph" style:parent-style-name="Text_20_body" style:list-style-name="L9">
      <style:text-properties fo:font-style="italic" officeooo:rsid="0060f64d" officeooo:paragraph-rsid="0060f64d" style:font-style-asian="italic" style:font-style-complex="italic"/>
    </style:style>
    <style:style style:name="P120" style:family="paragraph" style:parent-style-name="Text_20_body" style:list-style-name="L9">
      <style:text-properties fo:font-style="italic" officeooo:rsid="0060f64d" officeooo:paragraph-rsid="00616d6a" style:font-style-asian="italic" style:font-style-complex="italic"/>
    </style:style>
    <style:style style:name="P121" style:family="paragraph" style:parent-style-name="Text_20_body" style:list-style-name="L10">
      <style:text-properties fo:font-style="italic" officeooo:rsid="00616d6a" officeooo:paragraph-rsid="00616d6a" style:font-style-asian="italic" style:font-style-complex="italic"/>
    </style:style>
    <style:style style:name="P122" style:family="paragraph" style:parent-style-name="Text_20_body" style:list-style-name="L11">
      <style:text-properties fo:font-style="italic" officeooo:rsid="00635d0a" officeooo:paragraph-rsid="00635d0a" style:font-style-asian="italic" style:font-style-complex="italic"/>
    </style:style>
    <style:style style:name="P123" style:family="paragraph" style:parent-style-name="Text_20_body" style:list-style-name="L3"/>
    <style:style style:name="P124" style:family="paragraph" style:parent-style-name="Text_20_body" style:list-style-name="L4">
      <style:text-properties fo:language="en" fo:country="US" fo:font-style="italic" style:font-style-asian="italic" style:font-style-complex="italic"/>
    </style:style>
    <style:style style:name="P125" style:family="paragraph" style:parent-style-name="Text_20_body" style:list-style-name="L5">
      <style:text-properties fo:language="en" fo:country="US" fo:font-style="italic" style:font-style-asian="italic" style:font-style-complex="italic"/>
    </style:style>
    <style:style style:name="P126" style:family="paragraph" style:parent-style-name="Text_20_body" style:list-style-name="L6">
      <style:text-properties fo:language="en" fo:country="US"/>
    </style:style>
    <style:style style:name="P127" style:family="paragraph" style:parent-style-name="Text_20_body" style:list-style-name="L8">
      <style:text-properties fo:language="en" fo:country="US" fo:font-style="normal" officeooo:rsid="003d9b50" officeooo:paragraph-rsid="003d9b50" style:font-style-asian="normal" style:font-style-complex="normal"/>
    </style:style>
    <style:style style:name="P128" style:family="paragraph" style:parent-style-name="Text_20_body" style:list-style-name="L6">
      <style:text-properties fo:language="ru" fo:country="RU"/>
    </style:style>
    <style:style style:name="P129" style:family="paragraph" style:parent-style-name="Text_20_body" style:list-style-name="L7">
      <style:text-properties fo:language="ru" fo:country="RU" fo:font-style="normal" officeooo:rsid="003d9b50" officeooo:paragraph-rsid="003d9b50" style:font-style-asian="normal" style:font-style-complex="normal"/>
    </style:style>
    <style:style style:name="P130" style:family="paragraph" style:parent-style-name="Text_20_body" style:list-style-name="L7">
      <style:text-properties fo:language="ru" fo:country="RU" officeooo:rsid="003d9b50" officeooo:paragraph-rsid="003d9b50"/>
    </style:style>
    <style:style style:name="P131"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32" style:family="paragraph" style:parent-style-name="Heading_20_1">
      <style:paragraph-properties fo:text-align="center" style:justify-single-word="false"/>
    </style:style>
    <style:style style:name="P133" style:family="paragraph" style:parent-style-name="Heading_20_1">
      <style:text-properties fo:font-style="normal" fo:font-weight="bold" style:font-style-asian="normal" style:font-weight-asian="bold" style:font-style-complex="normal" style:font-weight-complex="bold"/>
    </style:style>
    <style:style style:name="P134" style:family="paragraph" style:parent-style-name="Heading_20_1">
      <style:text-properties fo:language="ru" fo:country="RU"/>
    </style:style>
    <style:style style:name="P135" style:family="paragraph" style:parent-style-name="Heading_20_1">
      <style:text-properties fo:font-weight="bold" officeooo:paragraph-rsid="0060cdb4" style:font-weight-asian="bold" style:font-weight-complex="bold"/>
    </style:style>
    <style:style style:name="P136" style:family="paragraph" style:parent-style-name="Heading_20_2">
      <style:text-properties fo:font-style="italic" fo:font-weight="bold" style:font-style-asian="italic" style:font-weight-asian="bold" style:font-style-complex="italic" style:font-weight-complex="bold"/>
    </style:style>
    <style:style style:name="P137" style:family="paragraph" style:parent-style-name="Heading_20_2">
      <style:text-properties fo:font-style="italic" fo:font-weight="bold" officeooo:rsid="0060cdb4" officeooo:paragraph-rsid="0060cdb4" style:font-style-asian="italic" style:font-weight-asian="bold" style:font-style-complex="italic" style:font-weight-complex="bold"/>
    </style:style>
    <style:style style:name="P138" style:family="paragraph" style:parent-style-name="Heading_20_2">
      <style:text-properties fo:font-style="normal" style:font-style-asian="normal" style:font-style-complex="normal"/>
    </style:style>
    <style:style style:name="P139" style:family="paragraph" style:parent-style-name="Heading_20_2">
      <style:text-properties fo:font-style="normal" fo:font-weight="normal" officeooo:rsid="0060cdb4" officeooo:paragraph-rsid="0060cdb4"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60f64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5ff4b" style:font-style-asian="italic" style:font-weight-asian="normal" style:font-style-complex="italic" style:font-weight-complex="normal"/>
    </style:style>
    <style:style style:name="T5" style:family="text">
      <style:text-properties fo:font-style="italic" fo:font-weight="normal" officeooo:rsid="000c4bb5" style:font-style-asian="italic" style:font-weight-asian="normal" style:font-style-complex="italic" style:font-weight-complex="normal"/>
    </style:style>
    <style:style style:name="T6" style:family="text">
      <style:text-properties fo:font-style="italic" fo:font-weight="normal" officeooo:rsid="000a5c01" style:font-style-asian="italic" style:font-weight-asian="normal" style:font-style-complex="italic" style:font-weight-complex="normal"/>
    </style:style>
    <style:style style:name="T7" style:family="text">
      <style:text-properties fo:font-style="italic" fo:font-weight="normal" officeooo:rsid="000e9b76" style:font-style-asian="italic" style:font-weight-asian="normal" style:font-style-complex="italic" style:font-weight-complex="normal"/>
    </style:style>
    <style:style style:name="T8" style:family="text">
      <style:text-properties fo:font-style="italic" fo:font-weight="normal" officeooo:rsid="0021addb" style:font-style-asian="italic" style:font-weight-asian="normal" style:font-style-complex="italic" style:font-weight-complex="normal"/>
    </style:style>
    <style:style style:name="T9" style:family="text">
      <style:text-properties fo:font-style="italic" fo:font-weight="normal" officeooo:rsid="00237ab9" style:font-style-asian="italic" style:font-weight-asian="normal" style:font-style-complex="italic" style:font-weight-complex="normal"/>
    </style:style>
    <style:style style:name="T10" style:family="text">
      <style:text-properties fo:font-style="italic" fo:font-weight="normal" officeooo:rsid="002fa6ed" style:font-style-asian="italic" style:font-weight-asian="normal" style:font-style-complex="italic" style:font-weight-complex="normal"/>
    </style:style>
    <style:style style:name="T11" style:family="text">
      <style:text-properties fo:font-style="italic" fo:font-weight="normal" officeooo:rsid="0031deb7" style:font-style-asian="italic" style:font-weight-asian="normal" style:font-style-complex="italic" style:font-weight-complex="normal"/>
    </style:style>
    <style:style style:name="T12" style:family="text">
      <style:text-properties fo:font-style="italic" fo:font-weight="normal" officeooo:rsid="0032b7dd" style:font-style-asian="italic" style:font-weight-asian="normal" style:font-style-complex="italic" style:font-weight-complex="normal"/>
    </style:style>
    <style:style style:name="T13" style:family="text">
      <style:text-properties fo:font-style="italic" fo:font-weight="normal" officeooo:rsid="0060f64d" style:font-style-asian="italic" style:font-weight-asian="normal" style:font-style-complex="italic" style:font-weight-complex="normal"/>
    </style:style>
    <style:style style:name="T14" style:family="text">
      <style:text-properties fo:font-style="italic" fo:font-weight="normal" officeooo:rsid="0064d693" style:font-style-asian="italic" style:font-weight-asian="normal" style:font-style-complex="italic" style:font-weight-complex="normal"/>
    </style:style>
    <style:style style:name="T15" style:family="text">
      <style:text-properties fo:font-style="italic" fo:font-weight="normal" officeooo:rsid="00645a93"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031b27" style:font-style-asian="italic" style:font-style-complex="italic"/>
    </style:style>
    <style:style style:name="T18" style:family="text">
      <style:text-properties fo:font-style="italic" officeooo:rsid="0005ff4b" style:font-style-asian="italic" style:font-style-complex="italic"/>
    </style:style>
    <style:style style:name="T19" style:family="text">
      <style:text-properties fo:font-style="italic" officeooo:rsid="0010fc1e" style:font-style-asian="italic" style:font-style-complex="italic"/>
    </style:style>
    <style:style style:name="T20" style:family="text">
      <style:text-properties fo:font-style="italic" officeooo:rsid="001802e8" style:font-style-asian="italic" style:font-style-complex="italic"/>
    </style:style>
    <style:style style:name="T21" style:family="text">
      <style:text-properties fo:font-style="italic" officeooo:rsid="001a5b16" style:font-style-asian="italic" style:font-style-complex="italic"/>
    </style:style>
    <style:style style:name="T22" style:family="text">
      <style:text-properties fo:font-style="italic" officeooo:rsid="00272fbb" style:font-style-asian="italic" style:font-style-complex="italic"/>
    </style:style>
    <style:style style:name="T23" style:family="text">
      <style:text-properties fo:font-style="italic" style:text-underline-style="none" fo:font-weight="bold" style:font-style-asian="italic" style:font-weight-asian="bold" style:font-style-complex="italic" style:font-weight-complex="bold"/>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05ff4b" style:font-style-asian="normal" style:font-style-complex="normal"/>
    </style:style>
    <style:style style:name="T27" style:family="text">
      <style:text-properties fo:font-style="normal" officeooo:rsid="0007c87d" style:font-style-asian="normal" style:font-style-complex="normal"/>
    </style:style>
    <style:style style:name="T28" style:family="text">
      <style:text-properties fo:font-style="normal" officeooo:rsid="0009a116" style:font-style-asian="normal" style:font-style-complex="normal"/>
    </style:style>
    <style:style style:name="T29" style:family="text">
      <style:text-properties fo:font-style="normal" officeooo:rsid="0010fc1e" style:font-style-asian="normal" style:font-style-complex="normal"/>
    </style:style>
    <style:style style:name="T30" style:family="text">
      <style:text-properties fo:font-style="normal" officeooo:rsid="001a5b16" style:font-style-asian="normal" style:font-style-complex="normal"/>
    </style:style>
    <style:style style:name="T31" style:family="text">
      <style:text-properties fo:font-style="normal" officeooo:rsid="001dc1a9" style:font-style-asian="normal" style:font-style-complex="normal"/>
    </style:style>
    <style:style style:name="T32" style:family="text">
      <style:text-properties fo:font-style="normal" officeooo:rsid="002fa6ed" style:font-style-asian="normal" style:font-style-complex="normal"/>
    </style:style>
    <style:style style:name="T33" style:family="text">
      <style:text-properties fo:font-style="normal" officeooo:rsid="003d0f17" style:font-style-asian="normal" style:font-style-complex="normal"/>
    </style:style>
    <style:style style:name="T34" style:family="text">
      <style:text-properties fo:font-style="normal" officeooo:rsid="004faedf" style:font-style-asian="normal" style:font-style-complex="normal"/>
    </style:style>
    <style:style style:name="T35" style:family="text">
      <style:text-properties fo:font-style="normal" officeooo:rsid="0051dfa1" style:font-style-asian="normal" style:font-style-complex="normal"/>
    </style:style>
    <style:style style:name="T36" style:family="text">
      <style:text-properties fo:font-style="normal" officeooo:rsid="005bf39c" style:font-style-asian="normal" style:font-style-complex="normal"/>
    </style:style>
    <style:style style:name="T37" style:family="text">
      <style:text-properties fo:font-style="normal" officeooo:rsid="0060cdb4"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031b27" style:font-style-asian="normal" style:font-weight-asian="normal" style:font-style-complex="normal" style:font-weight-complex="normal"/>
    </style:style>
    <style:style style:name="T40" style:family="text">
      <style:text-properties fo:font-style="normal" fo:font-weight="normal" officeooo:rsid="0004e471" style:font-style-asian="normal" style:font-weight-asian="normal" style:font-style-complex="normal" style:font-weight-complex="normal"/>
    </style:style>
    <style:style style:name="T41" style:family="text">
      <style:text-properties fo:font-style="normal" fo:font-weight="normal" officeooo:rsid="0005ff4b" style:font-style-asian="normal" style:font-weight-asian="normal" style:font-style-complex="normal" style:font-weight-complex="normal"/>
    </style:style>
    <style:style style:name="T42" style:family="text">
      <style:text-properties fo:font-style="normal" fo:font-weight="normal" officeooo:rsid="0009a116" style:font-style-asian="normal" style:font-weight-asian="normal" style:font-style-complex="normal" style:font-weight-complex="normal"/>
    </style:style>
    <style:style style:name="T43" style:family="text">
      <style:text-properties fo:font-style="normal" fo:font-weight="normal" officeooo:rsid="000c4bb5" style:font-style-asian="normal" style:font-weight-asian="normal" style:font-style-complex="normal" style:font-weight-complex="normal"/>
    </style:style>
    <style:style style:name="T44" style:family="text">
      <style:text-properties fo:font-style="normal" fo:font-weight="normal" officeooo:rsid="000a5c01" style:font-style-asian="normal" style:font-weight-asian="normal" style:font-style-complex="normal" style:font-weight-complex="normal"/>
    </style:style>
    <style:style style:name="T45" style:family="text">
      <style:text-properties fo:font-style="normal" fo:font-weight="normal" officeooo:rsid="000dd8cd" style:font-style-asian="normal" style:font-weight-asian="normal" style:font-style-complex="normal" style:font-weight-complex="normal"/>
    </style:style>
    <style:style style:name="T46" style:family="text">
      <style:text-properties fo:font-style="normal" fo:font-weight="normal" officeooo:rsid="000e9b76" style:font-style-asian="normal" style:font-weight-asian="normal" style:font-style-complex="normal" style:font-weight-complex="normal"/>
    </style:style>
    <style:style style:name="T47" style:family="text">
      <style:text-properties fo:font-style="normal" fo:font-weight="normal" officeooo:rsid="000f49f0" style:font-style-asian="normal" style:font-weight-asian="normal" style:font-style-complex="normal" style:font-weight-complex="normal"/>
    </style:style>
    <style:style style:name="T48" style:family="text">
      <style:text-properties fo:font-style="normal" fo:font-weight="normal" officeooo:rsid="0021addb" style:font-style-asian="normal" style:font-weight-asian="normal" style:font-style-complex="normal" style:font-weight-complex="normal"/>
    </style:style>
    <style:style style:name="T49" style:family="text">
      <style:text-properties fo:font-style="normal" fo:font-weight="normal" officeooo:rsid="00237ab9" style:font-style-asian="normal" style:font-weight-asian="normal" style:font-style-complex="normal" style:font-weight-complex="normal"/>
    </style:style>
    <style:style style:name="T50" style:family="text">
      <style:text-properties fo:font-style="normal" fo:font-weight="normal" officeooo:rsid="002d69b6" style:font-style-asian="normal" style:font-weight-asian="normal" style:font-style-complex="normal" style:font-weight-complex="normal"/>
    </style:style>
    <style:style style:name="T51" style:family="text">
      <style:text-properties fo:font-style="normal" fo:font-weight="normal" officeooo:rsid="002fa6ed" style:font-style-asian="normal" style:font-weight-asian="normal" style:font-style-complex="normal" style:font-weight-complex="normal"/>
    </style:style>
    <style:style style:name="T52" style:family="text">
      <style:text-properties fo:font-style="normal" fo:font-weight="normal" officeooo:rsid="00304cc2" style:font-style-asian="normal" style:font-weight-asian="normal" style:font-style-complex="normal" style:font-weight-complex="normal"/>
    </style:style>
    <style:style style:name="T53" style:family="text">
      <style:text-properties fo:font-style="normal" fo:font-weight="normal" officeooo:rsid="002c127f" style:font-style-asian="normal" style:font-weight-asian="normal" style:font-style-complex="normal" style:font-weight-complex="normal"/>
    </style:style>
    <style:style style:name="T54" style:family="text">
      <style:text-properties fo:font-style="normal" fo:font-weight="normal" officeooo:rsid="0031deb7" style:font-style-asian="normal" style:font-weight-asian="normal" style:font-style-complex="normal" style:font-weight-complex="normal"/>
    </style:style>
    <style:style style:name="T55" style:family="text">
      <style:text-properties fo:font-style="normal" fo:font-weight="normal" officeooo:rsid="0032b7dd" style:font-style-asian="normal" style:font-weight-asian="normal" style:font-style-complex="normal" style:font-weight-complex="normal"/>
    </style:style>
    <style:style style:name="T56" style:family="text">
      <style:text-properties fo:font-style="normal" fo:font-weight="normal" officeooo:rsid="0033be04" style:font-style-asian="normal" style:font-weight-asian="normal" style:font-style-complex="normal" style:font-weight-complex="normal"/>
    </style:style>
    <style:style style:name="T57" style:family="text">
      <style:text-properties fo:font-style="normal" fo:font-weight="normal" officeooo:rsid="003b123d" style:font-style-asian="normal" style:font-weight-asian="normal" style:font-style-complex="normal" style:font-weight-complex="normal"/>
    </style:style>
    <style:style style:name="T58" style:family="text">
      <style:text-properties fo:font-style="normal" fo:font-weight="normal" officeooo:rsid="00378fee" style:font-style-asian="normal" style:font-weight-asian="normal" style:font-style-complex="normal" style:font-weight-complex="normal"/>
    </style:style>
    <style:style style:name="T59" style:family="text">
      <style:text-properties fo:font-style="normal" fo:font-weight="normal" officeooo:rsid="0051dfa1" style:font-style-asian="normal" style:font-weight-asian="normal" style:font-style-complex="normal" style:font-weight-complex="normal"/>
    </style:style>
    <style:style style:name="T60" style:family="text">
      <style:text-properties fo:font-style="normal" fo:font-weight="normal" officeooo:rsid="005bf39c" style:font-style-asian="normal" style:font-weight-asian="normal" style:font-style-complex="normal" style:font-weight-complex="normal"/>
    </style:style>
    <style:style style:name="T61" style:family="text">
      <style:text-properties fo:font-style="normal" fo:font-weight="normal" officeooo:rsid="005dce62" style:font-style-asian="normal" style:font-weight-asian="normal" style:font-style-complex="normal" style:font-weight-complex="normal"/>
    </style:style>
    <style:style style:name="T62" style:family="text">
      <style:text-properties fo:font-style="normal" fo:font-weight="normal" officeooo:rsid="0060cdb4" style:font-style-asian="normal" style:font-weight-asian="normal" style:font-style-complex="normal" style:font-weight-complex="normal"/>
    </style:style>
    <style:style style:name="T63" style:family="text">
      <style:text-properties fo:font-style="normal" fo:font-weight="normal" officeooo:rsid="0060f64d" style:font-style-asian="normal" style:font-weight-asian="normal" style:font-style-complex="normal" style:font-weight-complex="normal"/>
    </style:style>
    <style:style style:name="T64" style:family="text">
      <style:text-properties fo:font-style="normal" fo:font-weight="normal" officeooo:rsid="00616d6a" style:font-style-asian="normal" style:font-weight-asian="normal" style:font-style-complex="normal" style:font-weight-complex="normal"/>
    </style:style>
    <style:style style:name="T65" style:family="text">
      <style:text-properties fo:font-style="normal" fo:font-weight="normal" officeooo:rsid="00635d0a" style:font-style-asian="normal" style:font-weight-asian="normal" style:font-style-complex="normal" style:font-weight-complex="normal"/>
    </style:style>
    <style:style style:name="T66" style:family="text">
      <style:text-properties fo:font-style="normal" fo:font-weight="normal" officeooo:rsid="00645183" style:font-style-asian="normal" style:font-weight-asian="normal" style:font-style-complex="normal" style:font-weight-complex="normal"/>
    </style:style>
    <style:style style:name="T67" style:family="text">
      <style:text-properties fo:font-style="normal" fo:font-weight="normal" officeooo:rsid="00645a93" style:font-style-asian="normal" style:font-weight-asian="normal" style:font-style-complex="normal" style:font-weight-complex="normal"/>
    </style:style>
    <style:style style:name="T68" style:family="text">
      <style:text-properties fo:font-style="normal" fo:font-weight="normal" officeooo:rsid="0064d693" style:font-style-asian="normal" style:font-weight-asian="normal" style:font-style-complex="normal" style:font-weight-complex="normal"/>
    </style:style>
    <style:style style:name="T69" style:family="text">
      <style:text-properties fo:font-style="normal" fo:font-weight="normal" officeooo:rsid="0067e03e" style:font-style-asian="normal" style:font-weight-asian="normal" style:font-style-complex="normal" style:font-weight-complex="normal"/>
    </style:style>
    <style:style style:name="T70" style:family="text">
      <style:text-properties fo:font-style="normal" fo:font-weight="normal" officeooo:rsid="0068c47a"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0dd8cd" style:font-style-asian="normal" style:font-weight-asian="bold" style:font-style-complex="normal" style:font-weight-complex="bold"/>
    </style:style>
    <style:style style:name="T73" style:family="text">
      <style:text-properties fo:font-style="normal" fo:font-weight="bold" officeooo:rsid="000e9b76" style:font-style-asian="normal" style:font-weight-asian="bold" style:font-style-complex="normal" style:font-weight-complex="bold"/>
    </style:style>
    <style:style style:name="T74" style:family="text">
      <style:text-properties fo:font-style="normal" fo:font-weight="bold" officeooo:rsid="0021addb" style:font-style-asian="normal" style:font-weight-asian="bold" style:font-style-complex="normal" style:font-weight-complex="bold"/>
    </style:style>
    <style:style style:name="T75" style:family="text">
      <style:text-properties fo:font-style="normal" fo:font-weight="bold" officeooo:rsid="00237ab9"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7" style:family="text">
      <style:text-properties fo:font-style="normal" style:text-underline-style="none" fo:font-weight="normal" style:font-style-asian="normal" style:font-weight-asian="normal" style:font-style-complex="normal" style:font-weight-complex="normal"/>
    </style:style>
    <style:style style:name="T78" style:family="text">
      <style:text-properties fo:font-style="normal" style:text-underline-style="none" fo:font-weight="bold" style:font-style-asian="normal" style:font-weight-asian="bold" style:font-style-complex="normal" style:font-weight-complex="bold"/>
    </style:style>
    <style:style style:name="T79" style:family="text">
      <style:text-properties fo:font-weight="bold" style:font-weight-asian="bold" style:font-weight-complex="bold"/>
    </style:style>
    <style:style style:name="T80" style:family="text">
      <style:text-properties fo:font-weight="bold" officeooo:rsid="0005ff4b" style:font-weight-asian="bold" style:font-weight-complex="bold"/>
    </style:style>
    <style:style style:name="T81" style:family="text">
      <style:text-properties fo:font-weight="bold" officeooo:rsid="001a5b16" style:font-weight-asian="bold" style:font-weight-complex="bold"/>
    </style:style>
    <style:style style:name="T82" style:family="text">
      <style:text-properties fo:font-weight="bold" officeooo:rsid="0060036e" style:font-weight-asian="bold" style:font-weight-complex="bold"/>
    </style:style>
    <style:style style:name="T83" style:family="text">
      <style:text-properties fo:font-weight="bold" officeooo:rsid="00635d0a"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05ff4b" style:font-weight-asian="normal" style:font-weight-complex="normal"/>
    </style:style>
    <style:style style:name="T86" style:family="text">
      <style:text-properties fo:font-weight="normal" officeooo:rsid="002fa6ed" style:font-weight-asian="normal" style:font-weight-complex="normal"/>
    </style:style>
    <style:style style:name="T87" style:family="text">
      <style:text-properties fo:font-weight="normal" officeooo:rsid="00304cc2" style:font-weight-asian="normal" style:font-weight-complex="normal"/>
    </style:style>
    <style:style style:name="T88" style:family="text">
      <style:text-properties fo:font-weight="normal" officeooo:rsid="00635d0a" style:font-weight-asian="normal" style:font-weight-complex="normal"/>
    </style:style>
    <style:style style:name="T89" style:family="text">
      <style:text-properties fo:font-weight="normal" officeooo:rsid="00645183" style:font-weight-asian="normal" style:font-weight-complex="normal"/>
    </style:style>
    <style:style style:name="T90" style:family="text">
      <style:text-properties fo:font-size="16pt" style:font-size-asian="16pt" style:font-size-complex="16pt"/>
    </style:style>
    <style:style style:name="T91" style:family="text">
      <style:text-properties fo:font-size="16pt" fo:language="en" fo:country="US" style:text-underline-style="none" style:font-size-asian="16pt" style:font-size-complex="16pt"/>
    </style:style>
    <style:style style:name="T92" style:family="text">
      <style:text-properties fo:font-size="13pt" style:font-size-asian="13pt" style:font-size-complex="13pt"/>
    </style:style>
    <style:style style:name="T93" style:family="text">
      <style:text-properties fo:font-size="13pt" fo:language="en" fo:country="US" fo:font-style="italic" style:font-size-asian="13pt" style:font-style-asian="italic" style:font-size-complex="13pt" style:font-style-complex="italic"/>
    </style:style>
    <style:style style:name="T94"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95"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96" style:family="text">
      <style:text-properties fo:font-size="13pt" fo:language="en" fo:country="US" fo:font-style="normal" style:font-size-asian="13pt" style:font-style-asian="normal" style:font-size-complex="13pt" style:font-style-complex="normal"/>
    </style:style>
    <style:style style:name="T97"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98"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99"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100" style:family="text">
      <style:text-properties fo:font-size="13pt" fo:language="en" fo:country="US" style:text-underline-style="none" style:font-size-asian="13pt" style:font-size-complex="13pt"/>
    </style:style>
    <style:style style:name="T101" style:family="text">
      <style:text-properties fo:font-size="13pt" fo:language="ru" fo:country="RU" fo:font-style="normal" style:font-size-asian="13pt" style:font-style-asian="normal" style:font-size-complex="13pt" style:font-style-complex="normal"/>
    </style:style>
    <style:style style:name="T102"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103" style:family="text">
      <style:text-properties fo:font-size="13pt" fo:language="ru" fo:country="RU" fo:font-style="normal" fo:font-weight="normal" officeooo:rsid="005e5523" style:font-size-asian="13pt" style:font-style-asian="normal" style:font-weight-asian="normal" style:font-size-complex="13pt" style:font-style-complex="normal" style:font-weight-complex="normal"/>
    </style:style>
    <style:style style:name="T104"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105" style:family="text">
      <style:text-properties fo:font-size="13pt" fo:language="ru" fo:country="RU" fo:font-weight="bold" style:font-size-asian="13pt" style:font-weight-asian="bold" style:font-size-complex="13pt" style:font-weight-complex="bold"/>
    </style:style>
    <style:style style:name="T106" style:family="text">
      <style:text-properties fo:font-size="13pt" fo:language="ru" fo:country="RU" fo:font-weight="normal" style:font-size-asian="13pt" style:font-weight-asian="normal" style:font-size-complex="13pt" style:font-weight-complex="normal"/>
    </style:style>
    <style:style style:name="T107"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108" style:family="text">
      <style:text-properties fo:font-size="13pt" fo:font-style="normal" style:font-size-asian="13pt" style:font-style-asian="normal" style:font-size-complex="13pt" style:font-style-complex="normal"/>
    </style:style>
    <style:style style:name="T109"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10" style:family="text">
      <style:text-properties fo:font-size="13pt" fo:font-style="normal" fo:font-weight="bold" style:font-size-asian="13pt" style:font-style-asian="normal" style:font-weight-asian="bold" style:font-size-complex="13pt" style:font-style-complex="normal" style:font-weight-complex="bold"/>
    </style:style>
    <style:style style:name="T11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2" style:family="text">
      <style:text-properties fo:font-size="13pt" fo:font-weight="normal" style:font-size-asian="13pt" style:font-weight-asian="normal" style:font-size-complex="13pt" style:font-weight-complex="normal"/>
    </style:style>
    <style:style style:name="T113" style:family="text">
      <style:text-properties fo:font-size="13pt" fo:font-style="italic" fo:font-weight="bold" style:font-size-asian="13pt" style:font-style-asian="italic" style:font-weight-asian="bold" style:font-size-complex="13pt" style:font-style-complex="italic" style:font-weight-complex="bold"/>
    </style:style>
    <style:style style:name="T114" style:family="text">
      <style:text-properties fo:font-size="13pt" style:text-underline-style="none" style:font-size-asian="13pt" style:font-size-complex="13pt"/>
    </style:style>
    <style:style style:name="T115" style:family="text">
      <style:text-properties fo:language="en" fo:country="US"/>
    </style:style>
    <style:style style:name="T116" style:family="text">
      <style:text-properties fo:language="ru" fo:country="RU"/>
    </style:style>
    <style:style style:name="T117" style:family="text">
      <style:text-properties fo:language="ru" fo:country="RU" fo:font-style="normal" fo:font-weight="normal" style:font-style-asian="normal" style:font-weight-asian="normal" style:font-style-complex="normal" style:font-weight-complex="normal"/>
    </style:style>
    <style:style style:name="T118" style:family="text">
      <style:text-properties fo:language="ru" fo:country="RU" fo:font-style="normal" fo:font-weight="normal" officeooo:rsid="0044a9b1" style:font-style-asian="normal" style:font-weight-asian="normal" style:font-style-complex="normal" style:font-weight-complex="normal"/>
    </style:style>
    <style:style style:name="T119" style:family="text">
      <style:text-properties fo:language="ru" fo:country="RU" fo:font-style="normal" fo:font-weight="normal" officeooo:rsid="0044f750" style:font-style-asian="normal" style:font-weight-asian="normal" style:font-style-complex="normal" style:font-weight-complex="normal"/>
    </style:style>
    <style:style style:name="T120" style:family="text">
      <style:text-properties fo:language="ru" fo:country="RU" fo:font-style="normal" fo:font-weight="normal" officeooo:rsid="00456933" style:font-style-asian="normal" style:font-weight-asian="normal" style:font-style-complex="normal" style:font-weight-complex="normal"/>
    </style:style>
    <style:style style:name="T121" style:family="text">
      <style:text-properties fo:language="ru" fo:country="RU" fo:font-style="normal" fo:font-weight="normal" officeooo:rsid="0045cb78" style:font-style-asian="normal" style:font-weight-asian="normal" style:font-style-complex="normal" style:font-weight-complex="normal"/>
    </style:style>
    <style:style style:name="T122" style:family="text">
      <style:text-properties fo:language="ru" fo:country="RU" fo:font-style="normal" style:font-style-asian="normal" style:font-style-complex="normal"/>
    </style:style>
    <style:style style:name="T123" style:family="text">
      <style:text-properties fo:language="ru" fo:country="RU" fo:font-style="normal" officeooo:rsid="0045cb78" style:font-style-asian="normal" style:font-style-complex="normal"/>
    </style:style>
    <style:style style:name="T124" style:family="text">
      <style:text-properties fo:language="ru" fo:country="RU" fo:font-style="italic" fo:font-weight="normal" style:font-style-asian="italic" style:font-weight-asian="normal" style:font-style-complex="italic" style:font-weight-complex="normal"/>
    </style:style>
    <style:style style:name="T125" style:family="text">
      <style:text-properties fo:language="ru" fo:country="RU" fo:font-style="italic" fo:font-weight="normal" officeooo:rsid="00456933" style:font-style-asian="italic" style:font-weight-asian="normal" style:font-style-complex="italic" style:font-weight-complex="normal"/>
    </style:style>
    <style:style style:name="T126" style:family="text">
      <style:text-properties fo:language="ru" fo:country="RU" fo:font-style="italic" fo:font-weight="normal" officeooo:rsid="0045cb78" style:font-style-asian="italic" style:font-weight-asian="normal" style:font-style-complex="italic" style:font-weight-complex="normal"/>
    </style:style>
    <style:style style:name="T127" style:family="text">
      <style:text-properties officeooo:rsid="000217c0"/>
    </style:style>
    <style:style style:name="T128" style:family="text">
      <style:text-properties officeooo:rsid="00031b27"/>
    </style:style>
    <style:style style:name="T129" style:family="text">
      <style:text-properties officeooo:rsid="0005ff4b"/>
    </style:style>
    <style:style style:name="T130" style:family="text">
      <style:text-properties fo:color="#000099" fo:font-style="normal" style:font-style-asian="normal" style:font-style-complex="normal"/>
    </style:style>
    <style:style style:name="T131" style:family="text">
      <style:text-properties fo:color="#000080"/>
    </style:style>
    <style:style style:name="T132" style:family="text">
      <style:text-properties fo:color="#000080" fo:font-style="normal" style:font-style-asian="normal" style:font-style-complex="normal"/>
    </style:style>
    <style:style style:name="T133" style:family="text">
      <style:text-properties officeooo:rsid="0009a116"/>
    </style:style>
    <style:style style:name="T134" style:family="text">
      <style:text-properties officeooo:rsid="000a00ca"/>
    </style:style>
    <style:style style:name="T135" style:family="text">
      <style:text-properties fo:color="#006600"/>
    </style:style>
    <style:style style:name="T136" style:family="text">
      <style:text-properties officeooo:rsid="000a5c01"/>
    </style:style>
    <style:style style:name="T137" style:family="text">
      <style:text-properties officeooo:rsid="0010fc1e"/>
    </style:style>
    <style:style style:name="T138" style:family="text">
      <style:text-properties officeooo:rsid="00123be9"/>
    </style:style>
    <style:style style:name="T139" style:family="text">
      <style:text-properties officeooo:rsid="0017069d"/>
    </style:style>
    <style:style style:name="T140" style:family="text">
      <style:text-properties officeooo:rsid="001802e8"/>
    </style:style>
    <style:style style:name="T141" style:family="text">
      <style:text-properties officeooo:rsid="0018546c"/>
    </style:style>
    <style:style style:name="T142" style:family="text">
      <style:text-properties officeooo:rsid="0019bd9a"/>
    </style:style>
    <style:style style:name="T143" style:family="text">
      <style:text-properties officeooo:rsid="001a5b16"/>
    </style:style>
    <style:style style:name="T144" style:family="text">
      <style:text-properties officeooo:rsid="00272fbb"/>
    </style:style>
    <style:style style:name="T145" style:family="text">
      <style:text-properties officeooo:rsid="002b1dc6"/>
    </style:style>
    <style:style style:name="T146" style:family="text">
      <style:text-properties officeooo:rsid="002d69b6"/>
    </style:style>
    <style:style style:name="T147" style:family="text">
      <style:text-properties officeooo:rsid="002fa6ed"/>
    </style:style>
    <style:style style:name="T148" style:family="text">
      <style:text-properties officeooo:rsid="00304cc2"/>
    </style:style>
    <style:style style:name="T149" style:family="text">
      <style:text-properties officeooo:rsid="0031deb7"/>
    </style:style>
    <style:style style:name="T150" style:family="text">
      <style:text-properties officeooo:rsid="003c3b94"/>
    </style:style>
    <style:style style:name="T151" style:family="text">
      <style:text-properties officeooo:rsid="005e5523"/>
    </style:style>
    <style:style style:name="T152" style:family="text">
      <style:text-properties officeooo:rsid="0060036e"/>
    </style:style>
    <style:style style:name="T153" style:family="text">
      <style:text-properties officeooo:rsid="0060cdb4"/>
    </style:style>
    <style:style style:name="T154" style:family="text">
      <style:text-properties officeooo:rsid="0066fe8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Документация для разработчиков</text:h>
      <text:p text:style-name="P91"/>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11">Документация для разработчиков<text:tab/>1</text:p>
          <text:p text:style-name="P111">От разработчика<text:tab/>1</text:p>
          <text:p text:style-name="P111">Основные особенности и возможности<text:tab/>2</text:p>
          <text:p text:style-name="P111">Пользователи, группы пользователей, права пользователей<text:tab/>3</text:p>
          <text:p text:style-name="P111">ЧПУ, страница сайта<text:tab/>4</text:p>
          <text:p text:style-name="P111">Файловая система<text:tab/>5</text:p>
          <text:p text:style-name="P111">Структура СУБД<text:tab/>6</text:p>
          <text:p text:style-name="P111">Как обрабатывается каждый запрос<text:tab/>6</text:p>
          <text:p text:style-name="P111">Установка движка<text:tab/>7</text:p>
          <text:p text:style-name="P111">Главный конфигурационный файл<text:tab/>8</text:p>
          <text:p text:style-name="P111">Основные API-функции<text:tab/>8</text:p>
          <text:p text:style-name="P111">MVC общедоступной части сайта<text:tab/>11</text:p>
          <text:p text:style-name="P112">Контроллер<text:tab/>11</text:p>
          <text:p text:style-name="P112">Представление<text:tab/>14</text:p>
          <text:p text:style-name="P112">Модель<text:tab/>14</text:p>
          <text:p text:style-name="P111">События (хуки)<text:tab/>15</text:p>
          <text:p text:style-name="P111">Секции и виджеты<text:tab/>15</text:p>
          <text:p text:style-name="P111">Админка<text:tab/>16</text:p>
          <text:p text:style-name="P112">Типичный цикл обработки запроса администратора<text:tab/>17</text:p>
          <text:p text:style-name="P112">Общая информация о правах доступа и организаци<text:tab/>18</text:p>
          <text:p text:style-name="P112">Основные API-функции<text:tab/>19</text:p>
          <text:p text:style-name="P112">Элементы управления админкой<text:tab/>19</text:p>
          <text:p text:style-name="P112">Виджеты<text:tab/>20</text:p>
          <text:p text:style-name="P113">Кнопки административного интерфейса (фронтенд)<text:tab/>20</text:p>
          <text:p text:style-name="P112">Бакэнд<text:tab/>21</text:p>
          <text:p text:style-name="P112">Меню<text:tab/>22</text:p>
          <text:p text:style-name="P112">Особенности программирования админки<text:tab/>23</text:p>
          <text:p text:style-name="P111">Шаблоны, информация для верстальщика<text:tab/>24</text:p>
          <text:p text:style-name="P111">Класс HTML-формы (form)<text:tab/>25</text:p>
          <text:p text:style-name="P112">Публичные атрибуты<text:tab/>26</text:p>
          <text:p text:style-name="P112">Методы класса<text:tab/>26</text:p>
          <text:p text:style-name="P111">Универсальная модель базы данных (model)<text:tab/>28</text:p>
          <text:p text:style-name="P112">Методы класса<text:tab/>29</text:p>
          <text:p text:style-name="P112">Атрибуты и методы для статического использования (перегрузка класса)<text:tab/>30</text:p>
          <text:p text:style-name="P112">Правила валидации<text:tab/>31</text:p>
          <text:p text:style-name="P111">Класс универсальной таблицы (table)<text:tab/>32</text:p>
          <text:p text:style-name="P112">Методы класса<text:tab/>33</text:p>
          <text:p text:style-name="P111">Работа с электронной почтой (класс email)<text:tab/>34</text:p>
          <text:p text:style-name="P112">Методы класса<text:tab/>34</text:p>
          <text:p text:style-name="P111">Работа с изображениями (класс picture)<text:tab/>35</text:p>
          <text:p text:style-name="P112">Методы класса<text:tab/>35</text:p>
        </text:index-body>
      </text:table-of-content>
      <text:p text:style-name="Text_20_body"/>
      <text:h text:style-name="Heading_20_1" text:outline-level="1">От разработчика</text:h>
      <text:p text:style-name="Text_20_body"><text:span text:style-name="T127">Движок с условным названием «плюшка» с</text:span>оздавался сугубо для личных целей и поэтому его развитие <text:soft-page-break/><text:span text:style-name="T127">велось и </text:span>ведётся по мере необходимости. Однако <text:span text:style-name="T127">со временем я понял, что эта CMS стала достаточно самостоятельной и может оказаться</text:span> полез<text:span text:style-name="T127">ной</text:span> не только мне...</text:p>
      <text:p text:style-name="Text_20_body">«<text:span text:style-name="T153">Плюшка</text:span>»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text:span text:style-name="T127">фреймворк</text:span>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text:span text:style-name="T127">э</text:span>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text:span text:style-name="T128">и есть только такие данные: опыт использования </text:span>«обычн<text:span text:style-name="T128">ого</text:span>» хостинг<text:span text:style-name="T128">а</text:span>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text:span text:style-name="T128">3</text:span>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116">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oft-page-break/><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35"><text:span text:style-name="T38">Внимание!</text:span><text:span text:style-name="T77"> Во многих аспектах различные переменные, напрямую влияющие на поведение движка, доступны для изменения. Это даёт программисту б</text:span><text:span text:style-name="T78">о</text:span><text:span text:style-name="T77">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15">Однако зачастую нужно быть предельно внимательным, например такой код:</text:p>
      <text:p text:style-name="P15">$u=core::user();<text:line-break/>$u-&gt;group=255;</text:p>
      <text:p text:style-name="P15">наделит текущего пользователя правами суперпользователя на протяжении всего времени пребывания на сайте (core::user() возвращает <text:span text:style-name="T128">ссылку на </text:span>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text:span text:style-name="T128">п</text:span>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text:soft-page-break/>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text:span text:style-name="T128">информацию о том, </text:span>какие дополнительные блоки публиковать на этой странице, какой пункт меню является активным, какой шаблон использовать для данной страницы <text:span text:style-name="T128">и т.д.</text:span></text:p>
      <text:p text:style-name="Text_20_body">В данном движке вся дополнительная информация закладывается в <text:span text:style-name="T1">адрес страницы</text:span><text:span text:style-name="T38">. Адрес страницы — это, грубо говоря, относительн</text:span><text:span text:style-name="T39">ый URL </text:span><text:span text:style-name="T38">страниц</text:span><text:span text:style-name="T39">ы</text:span><text:span text:style-name="T38"> сайта.</text:span></text:p>
      <text:p text:style-name="Text_20_body"><text:span text:style-name="T38">Например, если есть такая страница: </text:span><text:a xlink:type="simple" xlink:href="http://example.com/article/blog/news?page=2"><text:span text:style-name="T38">http://example.com/article/blog/news?page=2</text:span></text:a><text:span text:style-name="T38">,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P92"><text:span text:style-name="T1">Адрес страницы</text:span><text:span text:style-name="T38"> должен состоять по крайней мере из двух элементов (artcle и blog) — это имя </text:span><text:span text:style-name="T39">MVC-</text:span><text:span text:style-name="T38">контроллера и имя </text:span><text:span text:style-name="T3">действия</text:span><text:span text:style-name="T38">. Если </text:span><text:span text:style-name="T3">действие</text:span><text:span text:style-name="T38"> не задано (пример: </text:span><text:a xlink:type="simple" xlink:href="http://example.com/article"><text:span text:style-name="T38">http://example.com/article</text:span></text:a><text:span text:style-name="T38">), то в качестве имени действия принимается «Index».</text:span></text:p>
      <text:p text:style-name="P3">Имя контроллера — это файл, находящийся в директории /controller, а <text:span text:style-name="T16">действие</text:span> — это имя процедуры класса этого контроллера. Таким образом, <text:span text:style-name="T128">в случае приведённой выше ссылки,</text:span>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38">Именно </text:span><text:span text:style-name="T1">адрес страницы</text:span><text:span text:style-name="T38"> (строка «article/blog/news») используется движком для того, чтобы определить какие дополнительные блоки (</text:span><text:span text:style-name="T3">виджеты</text:span><text:span text:style-name="T38">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38">Часть ссылки после знака вопроса не является </text:span><text:span text:style-name="T1">адресом страницы</text:span><text:span text:style-name="T38">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38">Для целей ajax-запросов используется особый формат адресов страниц: </text:span><text:a xlink:type="simple" xlink:href="http://example.com/index2.php?controller=article&amp;action=blog&amp;id=news&amp;page=2"><text:span text:style-name="T38">http://example.com/index2.php?</text:span></text:a><text:a xlink:type="simple" xlink:href="http://example.com/index2.php?controller=article&amp;action=blog&amp;id=news&amp;page=2"><text:span text:style-name="T38">controller=article&amp;action=blog&amp;id=news&amp;page=2</text:span></text:a><text:span text:style-name="T38"> для них, разумеется, нет надобности тратить ресурсы </text:span><text:soft-page-break/><text:span text:style-name="T38">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3">виджеты</text:span><text:span text:style-name="T38">) обрабатываться не будет </text:span><text:span text:style-name="T39">и</text:span><text:span text:style-name="T38"> сервером будет отдан только основной контент.</text:span></text:p>
      <text:h text:style-name="P133" text:outline-level="1">Файловая система</text:h>
      <text:p text:style-name="P2">Структура директори<text:span text:style-name="T128">ев </text:span>строго разграничена и <text:span text:style-name="T128">файлы </text:span>кажд<text:span text:style-name="T128">ого</text:span> модул<text:span text:style-name="T128">я</text:span> <text:span text:style-name="T128">находятся в соответствующийх папках, единой папки для отдельного модуля нет</text:span>.</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133" text:outline-level="1"><text:soft-page-break/>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133" text:outline-level="1">Как обрабатывается каждый запрос</text:h>
      <text:list xml:id="list1501427219793810282" text:style-name="L1">
        <text:list-item>
          <text:p text:style-name="P115">В упрощенном виде цикл обработки запроса таков...</text:p>
        </text:list-item>
        <text:list-item>
          <text:p text:style-name="P115">Подключаются скрипты, которые перечислены <text:span text:style-name="T128">в</text:span> <text:span text:style-name="T128">параметре «</text:span>autoInclude» глобальной конфигурации <text:span text:style-name="T128">(файл </text:span><text:span text:style-name="T17">/config/_core.php</text:span><text:span text:style-name="T128">)</text:span>.</text:p>
        </text:list-item>
        <text:list-item>
          <text:p text:style-name="P114"><text:span text:style-name="T38">Обрабатывается полученный запрос, из него выделяется </text:span><text:span text:style-name="T1">адрес страницы</text:span><text:span text:style-name="T38"> и он помещается в переменную $_GET['corePath'].</text:span></text:p>
        </text:list-item>
        <text:list-item>
          <text:p text:style-name="P115">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115">Инициализируется сессия.</text:p>
        </text:list-item>
        <text:list-item>
          <text:p text:style-name="P115">Если пользователь относится к группе с номером 200 или больше, то подключаются административные библиотеки.</text:p>
        </text:list-item>
        <text:list-item>
          <text:p text:style-name="P115">Создаётся экземпляр класса контроллера. Если такого файла нет, то генерируется ошибка 404.</text:p>
        </text:list-item>
        <text:list-item>
          <text:p text:style-name="P115">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114"><text:span text:style-name="T38">Если в $_POST есть данные, относящиеся к этому контроллеру, то вызывается </text:span><text:span text:style-name="T1">submit-действие</text:span><text:span text:style-name="T38"> этого контроллера (это процедура, предназначенная для обработки данных html-форм).</text:span></text:p>
        </text:list-item>
        <text:list-item>
          <text:p text:style-name="P114"><text:span text:style-name="T1">Submit-действие</text:span><text:span text:style-name="T38">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oft-page-break/><text:span text:style-name="T38">редирект).</text:span></text:p>
        </text:list-item>
        <text:list-item>
          <text:p text:style-name="P114"><text:span text:style-name="T38">Далее происходит вызов </text:span><text:span text:style-name="T1">действия</text:span><text:span text:style-name="T38"> контроллера (это процедура, подготавливающая данные для отображения страницы).</text:span></text:p>
        </text:list-item>
        <text:list-item>
          <text:p text:style-name="P118">Действие<text:span text:style-name="T38">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25">представление</text:span><text:span text:style-name="T38">.</text:span></text:p>
        </text:list-item>
        <text:list-item>
          <text:p text:style-name="P116">Генерируется событие «beforeRender» (вызывается перед началом вывода каких-либо данных).</text:p>
        </text:list-item>
        <text:list-item>
          <text:p text:style-name="P118"><text:span text:style-name="T38">Если </text:span>представление<text:span text:style-name="T38"> — это NULL или FALSE, то никаких данных не выводится, обработка запроса завершается.</text:span></text:p>
        </text:list-item>
        <text:list-item>
          <text:p text:style-name="P116">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116">Если мета теги не были установлены в контроллере, то сейчас они устанавливаются заданными по умолчанию.</text:p>
        </text:list-item>
        <text:list-item>
          <text:p text:style-name="P116">Если это не ajax-запрос, то:</text:p>
          <text:list>
            <text:list-item>
              <text:p text:style-name="P116">Если включён режим отладки, или нет кеша шаблона, то запускается кеширование нужного шаблона.</text:p>
            </text:list-item>
            <text:list-item>
              <text:p text:style-name="P116">Выводится первая часть html-шаблона (до того места, где должен быть вставлен контент). При этом также обрабатываются все виджеты.</text:p>
            </text:list-item>
            <text:list-item>
              <text:p text:style-name="P116">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116">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118"><text:span text:style-name="T38">Если полученное от контроллера </text:span>представление<text:span text:style-name="T38"> — это строка, то подключается соответствующий файл из директория /view (в этом файле содержится html-код страницы).</text:span></text:p>
        </text:list-item>
        <text:list-item>
          <text:p text:style-name="P118"><text:span text:style-name="T38">Если полученное от контроллера </text:span>представление<text:span text:style-name="T38"> — это объект, то вызывается метод render() этого объекта, который должен вывести html-код страницы.</text:span></text:p>
        </text:list-item>
        <text:list-item>
          <text:p text:style-name="P116">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text:span text:style-name="T128">так как</text:span>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cache<text:line-break/>/config<text:line-break/><text:soft-pag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133" text:outline-level="1">Главный конфигурационный файл</text:h>
      <text:p text:style-name="P2">Он находится в файле /config/_core.php и выглядит примерно так:</text:p>
      <text:p text:style-name="P2">&lt;?php return array(<text:line-break/><text:tab/>'debug'=&gt;true,<text:line-break/><text:tab/>'adminEmailEmail'=&gt;<text:a xlink:type="simple" xlink:href="mailto:'admin@example.com">'admin@example.com</text:a>',<text:line-break/><text:tab/>'adminEmailName'=&gt;'CMS',<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2">Все параметры кроме dbDriver, mysqlHost, mysqlUser, mysqlPassword, mysqlDatabase, autoInclude настраиваются через веб-интерфейс административной части сайта. Их смысл следующий:<text:line-break/>dbDriver — тип базы данных, может быть «mysql» или «sqlite».<text:line-break/>mysqlHost, mysqlUser, mysqlPassword, mysqlDatabase — параметры подключения к базе данных MySQL.<text:line-break/>autoInclude — список скриптов, которые необходимо подключить в самом начале обработки запросов каких-либо страниц сайта.</text:p>
      <text:p text:style-name="Text_20_body"><text:span text:style-name="T38">Очевидно, что в большинстве случаев в параметре «autoInclude» должен быть указан только один из скриптов: «core/mysql» или «core/sqlite» - это драйверы соответствующих баз данных. Тем не менее ст</text:span><text:span text:style-name="T71">о</text:span><text:span text:style-name="T38">ит заметить, что использование сразу двух типов баз данных возможно.</text:span></text:p>
      <text:h text:style-name="P133" text:outline-level="1">Основные API-функции</text:h>
      <text:p text:style-name="Text_20_body"><text:span text:style-name="T40">string</text:span><text:span text:style-name="T38"> </text:span><text:span text:style-name="T71">core::path</text:span><text:span text:style-name="T38">()</text:span></text:p>
      <text:p text:style-name="P2"><text:tab/>Возвращает полный путь к корню сайта.</text:p>
      <text:p text:style-name="P17"><text:span text:style-name="T38">null </text:span><text:span text:style-name="T25">core::import</text:span><text:span text:style-name="T38">(string </text:span><text:span text:style-name="T3">fileName</text:span><text:span text:style-name="T38">)<text:line-break/><text:tab/>Подключает указанный </text:span><text:span text:style-name="T41">PHP-</text:span><text:span text:style-name="T38">скрипт </text:span><text:span text:style-name="T3">fileName</text:span><text:span text:style-name="T38">,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3">fileName</text:span><text:span text:style-name="T38"> преобразуется до полного адреса. Пример:<text:line-break/>core::import('core/email'); <text:s/>//подключит файл /core/email.php.</text:span></text:p>
      <text:p text:style-name="P14"><text:span text:style-name="T84">string </text:span>core::template<text:span text:style-name="T84">(string </text:span><text:span text:style-name="T3">template</text:span><text:span text:style-name="T84">);</text:span></text:p>
      <text:p text:style-name="P14"><text:span text:style-name="T84"><text:tab/>Если </text:span><text:span text:style-name="T3">template</text:span><text:span text:style-name="T84">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14"><text:span text:style-name="T84">boolean </text:span>core:debug<text:span text:style-name="T84">();</text:span></text:p>
      <text:p text:style-name="P2"><text:soft-page-break/><text:tab/>Возвращает true, если сайт работает в отладочном режиме и false в противном случае.</text:p>
      <text:p text:style-name="P14"><text:span text:style-name="T84">array </text:span>core::config<text:span text:style-name="T84">([string </text:span><text:span text:style-name="T3">name</text:span><text:span text:style-name="T84">]); </text:span><text:span text:style-name="T85">и array </text:span><text:span text:style-name="T129">core::configAdmin</text:span><text:span text:style-name="T85">([string </text:span><text:span text:style-name="T4">name</text:span><text:span text:style-name="T85">]);</text:span></text:p>
      <text:p text:style-name="P14"><text:span text:style-name="T84"><text:tab/>Возвращает массив, содержащий конфигурацию с указанным именем, фактически возвращает массив из файла в директории «/config». Если name не указан, то возвращается </text:span><text:span text:style-name="T3">основная конфигурация</text:span><text:span text:style-name="T84"> (_core.php). </text:span><text:span text:style-name="T85">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text:span text:style-name="T129">отображения страницы</text:span>, поэтому последующие загрузки той же конфигурации через эту функцию не приведут к паразитным нагрузкам.</text:p>
      <text:p text:style-name="P14"><text:span text:style-name="T84">object </text:span>core::user<text:span text:style-name="T84">(); и object </text:span>core::userCore<text:span text:style-name="T84">();</text:span></text:p>
      <text:p text:style-name="P2"><text:tab/>Возвращает экземпляр класса user (/core/user.db.php), который представляет из себя модель «пользователя». На самом деле этот экземпляр находится в сессии в переменной $_SESSION['user']. Если пользователь авторизован с правами администратора и вошёл в режим подмены пользователя, то функция возвращает «пользователя», на которого переключился администратор.</text:p>
      <text:p text:style-name="P2">Функция core::userCore() используется для тех случаев, когда нужно получить доступ к пользователю игнорируя режим подмены.</text:p>
      <text:p text:style-name="P14"><text:span text:style-name="T84">variant </text:span>core::cache<text:span text:style-name="T84">(</text:span><text:span text:style-name="T3">id</text:span><text:span text:style-name="T84">,</text:span><text:span text:style-name="T3">callback</text:span><text:span text:style-name="T84">,[</text:span><text:span text:style-name="T3">timeout</text:span><text:span text:style-name="T84">]);</text:span></text:p>
      <text:p text:style-name="P2"><text:tab/>Функция кеширует любые произвольные данные, он вызывает указанную функцию для обновления кеша, если в этом есть необходимость. Поля: id — уникальный идентификатор кешируемых данных, задаётся вызывающим скриптом;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79">core::userId</text:span>();</text:p>
      <text:p text:style-name="P2"><text:tab/>Возвращает идентификатор текущего пользователя.</text:p>
      <text:p text:style-name="P2">string <text:span text:style-name="T79">core::url</text:span>();</text:p>
      <text:p text:style-name="P2"><text:tab/>Возвращает относительный URL до корня сайта, обычно это «/».</text:p>
      <text:p text:style-name="P2">object <text:span text:style-name="T79">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79">core::mysql</text:span>([<text:span text:style-name="T16">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79">core::db</text:span>([<text:span text:style-name="T16">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re/config/_core.php).</text:p>
      <text:p text:style-name="P2">integer <text:span text:style-name="T79">core::userGroup</text:span>();</text:p>
      <text:p text:style-name="P2"><text:tab/>Возвращает группу, к которой относится текущий пользователь.</text:p>
      <text:p text:style-name="P2">null <text:span text:style-name="T79">core::controller</text:span>(name);</text:p>
      <text:p text:style-name="P2"><text:tab/>Подключает контроллер с именем name. Эта функция вызывается только один раз из файла <text:soft-page-break/>/index.php или /index2.php.</text:p>
      <text:p text:style-name="P2">string <text:span text:style-name="T79">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object <text:span text:style-name="T79">core::form</text:span>([<text:span text:style-name="T16">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79">core::model</text:span>([<text:span text:style-name="T16">namespace</text:span>],[<text:span text:style-name="T16">dbDriver</text:span>]);</text:p>
      <text:p text:style-name="P2"><text:tab/>Возвращает экземпляр класса model (/core/formModel.php), представляющего из себя универсальную модель. Эта модель позволяет выполнять валидацию и сохранение данных в базе данных. Namespace — это имя таблицы базы данных (не требуется, если выполнять запросы insert или update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79">core::redirect</text:span>(url,[<text:span text:style-name="T16">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79">core::error404</text:span>();</text:p>
      <text:p text:style-name="P2"><text:tab/>Генерирует 404-ю ошибку. После вызова этой функции дальнейшее выполнение скрипта прерывается.</text:p>
      <text:p text:style-name="P2">boolean <text:span text:style-name="T79">core::error</text:span>([<text:span text:style-name="T16">message</text:span>]);</text:p>
      <text:p text:style-name="P2"><text:tab/>Выводит сообщение об ошибке, если оно (сообщение) заданно в переменной message. Используется самим движком и для разработчика представляет мало интереса.</text:p>
      <text:p text:style-name="P2">boolean <text:span text:style-name="T79">core::success</text:span>([<text:span text:style-name="T16">message</text:span>]);</text:p>
      <text:p text:style-name="P2"><text:tab/>Выводи сообщение об успешно выполненной операции, если оно (сообщение) задано в параметре message или было ранее установлено при вызове core::redirect() с указанным параметром message. В основном используется сами движком и для разработчика представляет мало интереса.</text:p>
      <text:p text:style-name="P2">null <text:span text:style-name="T79">core::widget</text:span>(<text:span text:style-name="T16">name</text:span>,[<text:span text:style-name="T16">options</text:span>],<text:span text:style-name="T16">cacheTime</text:span>,<text:span text:style-name="T16">title</text:span>,<text:span text:style-name="T16">link</text:span>);</text:p>
      <text:p text:style-name="P2"><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cacheTime — время в минутах актуальности кеша, если не указано или ноль, то виджет не кешируется; title — отображаемый на страниц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text:p>
      <text:p text:style-name="P2">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text:soft-page-break/>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79">core::section</text:span>(<text:span text:style-name="T16">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79">core::script</text:span>(<text:span text:style-name="T16">script</text:span>); <text:span text:style-name="T129">и string </text:span><text:span text:style-name="T80">core::scriptAdmin</text:span><text:span text:style-name="T129">(</text:span><text:span text:style-name="T18">script</text:span><text:span text:style-name="T129">);</text:span></text:p>
      <text:p text:style-name="P2"><text:tab/>Возвращает html-тег &lt;script...&gt;&lt;/script&gt;, параметр <text:span text:style-name="T16">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text:span text:style-name="T129">Функция core::scriptAdmin() подключает скрипт, относящийся к административной части сайта (директорий /admin/script).</text:span></text:p>
      <text:p text:style-name="P2">boolean <text:span text:style-name="T79">core::hook</text:span>(<text:span text:style-name="T16">name</text:span>,[<text:span text:style-name="T16">data...</text:span>]);</text:p>
      <text:p text:style-name="P2"><text:tab/>Запускает обработку события с именем name. Кроме параметра name функция принимает и другие, их количество и тип индивидуальны для каждого конкретного события.</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tab/>public function actionBlog() {<text:line-break/><text:tab/><text:tab/>…<text:line-break/><text:tab/><text:tab/>$this-&gt;pageTitle=$this-&gt;metaTitle='some text';<text:line-break/><text:soft-pag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первичная обработка запроса в конструкторе контроллера;<text:line-break/>- обработка данных POST в <text:span text:style-name="T1">submit-действии</text:span><text:span text:style-name="T38"> (если есть данные в POST);</text:span><text:line-break/>- подготовка в процедуре <text:span text:style-name="T1">дейстия</text:span><text:span text:style-name="T38">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38"> — процедуру, осуществляющую обработку запроса. Имя действия берётся из второй части ЧПУ-ссылки (для приведённой выше ссылки — это «blog») с добавление слова «action» (actionBlog). Если второй части ссылки нет,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ы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38">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controller::$metaKeyword и controller::$metaDescription — соответствующие метатеги страницы.</text:p>
      <text:p text:style-name="P2"><text:soft-page-break/>controller::script(name) — подключает указанный JavaScript, указывается без директория и без расширения, например так: «jquery.min» (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38">В конце работы </text:span><text:span text:style-name="T1">действие</text:span><text:span text:style-name="T38"> должно вернуть строку, содержащую имя действия,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38"> контроллера может вернуть объект, который будет расценен как </text:span><text:span text:style-name="T1">представление</text:span><text:span text:style-name="T38"> и движок вызовет процедуру render() для генерации HTML-кода страницы.</text:span></text:p>
      <text:p text:style-name="Text_20_body"><text:span text:style-name="T38">Для генерации хлебных крошек необходимо использовать процедуру с именем </text:span><text:span text:style-name="T1">breadcrumbИмяДействия</text:span><text:span text:style-name="T38">.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38"> всегда выполняется раньше. Это позволяет в этой процедуре использовать данные, которые были подготовлены в действии.</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38">Данный код сформирует примерно такую строку:<text:line-break/></text:span><text:span text:style-name="T76">Главная</text:span><text:span text:style-name="T38"> » </text:span><text:span text:style-name="T76">Статьи</text:span><text:span text:style-name="T38"> » Новости</text:span></text:p>
      <text:p text:style-name="P2">Тут «новости» — это название страница (controller::$pageTitle) и «главная» добавляются автоматически. Таким образом в самой процедуре нужно добавить только недостающи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ему <text:soft-page-break/>принадлежат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32">Submit-действие<text:span text:style-name="T38"> получает один параметр — это блок данных ($_POST['controllerName']). В этом блоке данных также присутствуют все загруженные файлы (информация из $_FILES).</text:span></text:p>
      <text:p text:style-name="P32"><text:span text:style-name="T38">Предполагается, что после обработки данных и в случае успешно выполненной операции, </text:span>submit-действие<text:span text:style-name="T38">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32"><text:span text:style-name="T38">Если после submit-действия не был выполнен редирект, то движок запустит обычное </text:span>действие<text:span text:style-name="T38">,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38">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38">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Движок сам по себе предлагает только один вариант такого представления — это модель, генерирующая HTML-форму,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16">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движок предлагает использовать класс, реализующий некое подобие ActiveRecord (хотя таковым он не является). Это универсальная модель, она работает так: прямо в контроллере задаётся описание полей какой-либо таблицы базы данных, ей передаются данные прямо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16">model</text:span>) и использовать специально заложенные для этого механизмы.</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text:soft-page-break/>Обработка происходит по следующему сценарию:</text:p>
      <text:p text:style-name="Text_20_body">- инициализация того или иного события начинается с вызова процедуры core::hook(<text:span text:style-name="T16">имя_события</text:span>,[<text:span text:style-name="T16">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text:span text:style-name="T129">Ё</text:span>» выбирает из этого массива список обработчиков, который соответствует заданному <text:span text:style-name="T16">имя_события</text:span><text:span text:style-name="T25"> и последовательно подключает файлы с соответствующим именем, находящиеся в директории /hook</text:span><text:span text:style-name="T26">. </text:span><text:span text:style-name="T27">Каждый из этих скриптов </text:span><text:span text:style-name="T25">долж</text:span><text:span text:style-name="T27">ен</text:span><text:span text:style-name="T25"> возвратить булевое значение: </text:span><text:span text:style-name="T71">true</text:span><text:span text:style-name="T25"> свидетельствует об успехе и движок вызывает следующий обработчик. Если возвращаемое значение — </text:span><text:span text:style-name="T71">false</text:span><text:span text:style-name="T25">, то следующий обработчик вызван не будет, а процедура core::hook() вернёт значение </text:span><text:span text:style-name="T71">false</text:span><text:span text:style-name="T25">. Это значение используется, например, при удалении пункта меню или или виджета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71">false</text:span><text:span text:style-name="T25"> и пункт меню удалён не будет.</text:span></text:p>
      <text:p text:style-name="P16">В общедоступной части сайта используются только два события:</text:p>
      <text:list xml:id="list2197545394712198178" text:style-name="L2">
        <text:list-item>
          <text:p text:style-name="P117">beforeRender — генерируется перед началом вывода HTML-кода;</text:p>
        </text:list-item>
        <text:list-item>
          <text:p text:style-name="P117">search — генерируется при выполнении поиска.</text:p>
        </text:list-item>
      </text:list>
      <text:p text:style-name="Text_20_body"><text:span text:style-name="T25">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16">search</text:span><text:span text:style-name="T25">. Процедура «search» получает один параметр — фраза, по который выполняется поиск. Эта процедура всегда должна возвращать </text:span><text:span text:style-name="T71">true</text:span><text:span text:style-name="T38">. В самой процедуре результаты должны выводить оператором echo, а каждый из элементов должен быть «обёрнут» в тег &lt;li&gt;. Пример реализации можно увидеть, например, в файле /hook/article.php.</text:span></text:p>
      <text:p text:style-name="P16">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16">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16">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16">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16">Типичный вид виджета таков:</text:p>
      <text:p text:style-name="Text_20_body"><text:span text:style-name="T25">&lt;?php </text:span><text:span text:style-name="T71">class</text:span><text:span text:style-name="T25"> widgetBlog </text:span><text:span text:style-name="T38">extends </text:span><text:span text:style-name="T25">widget {</text:span></text:p>
      <text:p text:style-name="Text_20_body"><text:span text:style-name="T25"><text:s text:c="2"/></text:span><text:span text:style-name="T38">function </text:span><text:span text:style-name="T25">__construct(</text:span><text:span text:style-name="T132">$data</text:span><text:span text:style-name="T25">,</text:span><text:span text:style-name="T130">$link</text:span><text:span text:style-name="T25">) {<text:line-break/> <text:s text:c="3"/></text:span><text:span text:style-name="T132">$this</text:span><text:span text:style-name="T25">-&gt;options=</text:span><text:span text:style-name="T132">$data</text:span><text:span text:style-name="T25">;<text:line-break/> <text:s text:c="3"/></text:span><text:span text:style-name="T132">$this</text:span><text:span text:style-name="T25">-&gt;link=</text:span><text:span text:style-name="T132">$link</text:span><text:span text:style-name="T25">;<text:line-break/> <text:s/>}</text:span></text:p>
      <text:p text:style-name="P16"><text:soft-page-break/><text:s text:c="2"/><text:span text:style-name="T84">public function</text:span> action() {<text:line-break/> <text:s text:c="3"/>...<text:line-break/> <text:s text:c="3"/><text:span text:style-name="T79">return</text:span> true;<text:line-break/> <text:s/>}</text:p>
      <text:p text:style-name="P16"><text:s text:c="2"/><text:span text:style-name="T84">public function </text:span>render() {}</text:p>
      <text:p text:style-name="P16"><text:s text:c="2"/><text:span text:style-name="T84">public function </text:span>title(<text:span text:style-name="T131">$title</text:span>) {}</text:p>
      <text:p text:style-name="P16">} ?&gt;</text:p>
      <text:p text:style-name="P16">Имя класса, реализующего виджет, должно состоять из слова «widget», после которого следует имя виджета. Класс должен быть унаследован от «widget».</text:p>
      <text:p text:style-name="P16">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16">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25">Метод </text:span><text:span text:style-name="T16">action</text:span><text:span text:style-name="T25">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16">action</text:span><text:span text:style-name="T25"> вернёт </text:span><text:span text:style-name="T71">null</text:span><text:span text:style-name="T38"> или </text:span><text:span text:style-name="T71">false</text:span><text:span text:style-name="T38">, то движок прекратит обработку виджета и не будет генерировать никакого HTML-кода.</text:span></text:p>
      <text:p text:style-name="P35"><text:span text:style-name="T38">Внимание!</text:span><text:span text:style-name="T77"> Null и false также означает, что на экране не появятся также и кнопки административного интерфейса.</text:span></text:p>
      <text:p text:style-name="P35"><text:span text:style-name="T77">Если метод </text:span><text:span text:style-name="T24">action</text:span><text:span text:style-name="T77"> вернёт </text:span><text:span text:style-name="T78">true</text:span><text:span text:style-name="T77">, то будет вызван метод </text:span><text:span text:style-name="T24">render()</text:span><text:span text:style-name="T77">, который должен вывести HTML код представления. Не рекомендуется выводить что-либо в самом методе </text:span><text:span text:style-name="T24">action()</text:span><text:span text:style-name="T77">.</text:span></text:p>
      <text:p text:style-name="P35"><text:span text:style-name="T77">Метод </text:span><text:span text:style-name="T24">action()</text:span><text:span text:style-name="T77">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24">action()</text:span><text:span text:style-name="T77">. Таким образом виджет может иметь своё </text:span><text:span text:style-name="T23">представление</text:span><text:span text:style-name="T77">. В нём доступ к каким-либо данным, также как в MVC основного контента, возможен через переменную $this.</text:span></text:p>
      <text:p text:style-name="P35"><text:span text:style-name="T77">Последний вариант — если метод вернёт объект. Тогда движок воспримет этот объект как </text:span><text:span text:style-name="T23">представление</text:span><text:span text:style-name="T77"> и вызовет метод </text:span><text:span text:style-name="T24">render()</text:span><text:span text:style-name="T77"> этого объекта.</text:span></text:p>
      <text:p text:style-name="P35"><text:span text:style-name="T77">Процедура </text:span><text:span text:style-name="T24">title()</text:span><text:span text:style-name="T77">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15">&lt;p class="title"&gt;ТЕКСТ_ЗАГОЛОВКА&lt;/p&gt;</text:p>
      <text:p text:style-name="P35"><text:span text:style-name="T77">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24">title()</text:span><text:span text:style-name="T77">.</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text:soft-page-break/>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index2.php?controller=ИМЯ_КОНТРОЛЛЕРА&amp;action=ИМЯ_ДЕЙСТВИЯ&amp;ДРУГИЕ_ПАРАМЕТРЫ.</text:p>
      <text:p text:style-name="P32">Действие<text:span text:style-name="T38">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32"><text:span text:style-name="T38">После внесения изменений в эту форму и нажатия кнопки submit, запускается </text:span>submit-действие<text:span text:style-name="T38"> (специальный метод контроллера), в котором создаётся экземпляр класса </text:span><text:span text:style-name="T84">model</text:span><text:span text:style-name="T38">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84">save()</text:span><text:span text:style-name="T38">, который сохраняет запись в базе данных, выполняя SQL-запрос INSERT или UPDATE.</text:span></text:p>
      <text:p text:style-name="P32"><text:soft-page-break/><text:span text:style-name="T38">Если валидация данных была не успешной, то выполнение процедуры прерывается (модель </text:span><text:span text:style-name="T84">model</text:span><text:span text:style-name="T38">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38"> выполняется редирект и выводится сообщение об успешно выполненной операции.</text:span></text:p>
      <text:p text:style-name="P32"><text:span text:style-name="T38">Намного реже вместо динамически создаваемых моделей (</text:span><text:span text:style-name="T84">form</text:span><text:span text:style-name="T38"> и </text:span><text:span text:style-name="T84">model</text:span><text:span text:style-name="T38">)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5589056944159266662" text:style-name="L3">
        <text:list-item>
          <text:p text:style-name="P123">module — системное название модуля;</text:p>
        </text:list-item>
        <text:list-item>
          <text:p text:style-name="P123">description — текстовое описание «права»;</text:p>
        </text:list-item>
        <text:list-item>
          <text:p text:style-name="P123">group — группы пользователей (через запятую);</text:p>
        </text:list-item>
        <text:list-item>
          <text:p text:style-name="P123">picture — имя файла (без расширения png) — пиктограмма, используемая для обозначения «кнопки», открывающей диалоговое окно.</text:p>
        </text:list-item>
      </text:list>
      <text:p text:style-name="Text_20_body">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полем «module» — будет подгружен контент по такой ссылке:</text:p>
      <text:p text:style-name="Text_20_body"><text:soft-page-break/>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38">,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html-код в тег &lt;img&gt;.</text:p>
      <text:p text:style-name="P2">Обязательными являются только первые 2 параметра.</text:p>
      <text:p text:style-name="Text_20_body"><text:span text:style-name="T38">Важно помнить, что эти две процедуры всегда вызываются после того, как будет вызвано </text:span><text:span text:style-name="T1">действие</text:span><text:span text:style-name="T38">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text:soft-page-break/>&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38">Данные для этой процедуры «поставляются» из </text:span><text:span text:style-name="T1">представления</text:span><text:span text:style-name="T38">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38">Смысл этих процедур точно такой же, как и в случае контроллера. Из </text:span><text:span text:style-name="T1">представления</text:span><text:span text:style-name="T38">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115">(</text:span><text:span text:style-name="T116">фронтенд)</text:span></text:h>
      <text:p text:style-name="P36">В общедоступной части сайта, в скриптах, реализующих виджеты (/widget), предусмотрены два метода:</text:p>
      <text:p text:style-name="P36">public adminLink() { return array(...); }</text:p>
      <text:p text:style-name="P36">public adminLink2($data) { return array(...); }</text:p>
      <text:p text:style-name="P36">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этом было сказано ранее в разделе «Элементы управления админкой».</text:p>
      <text:p text:style-name="P36">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text:soft-page-break/>Бакэнд</text:h>
      <text:p text:style-name="Text_20_body"><text:span text:style-name="T92">В базе данных есть таблица </text:span><text:span text:style-name="T93">widgetType</text:span><text:span text:style-name="T96">, </text:span><text:span text:style-name="T101">которая содержит описание всех типов виджетов. Её поля таковы:</text:span></text:p>
      <text:list xml:id="list9153269420231072948" text:style-name="L4">
        <text:list-item>
          <text:p text:style-name="P124"><text:span text:style-name="T92">name</text:span><text:span text:style-name="T108"> – </text:span><text:span text:style-name="T101">системное имя виджета, также в различных местах определяет имена файлов, название классов и процедур;</text:span></text:p>
        </text:list-item>
        <text:list-item>
          <text:p text:style-name="P124"><text:span text:style-name="T92">title</text:span><text:span text:style-name="T108"> – </text:span><text:span text:style-name="T101">текстовое описание виджета, отображаемое при создании нового виджета (в админке);</text:span></text:p>
        </text:list-item>
        <text:list-item>
          <text:p text:style-name="P124"><text:span text:style-name="T92">controller</text:span><text:span text:style-name="T108"> – </text:span><text:span text:style-name="T101">имя контроллера (бакэнд), который обрабатывает запросы административного интерфейса (при нажатии на одну из кнопок);</text:span></text:p>
        </text:list-item>
        <text:list-item>
          <text:p text:style-name="P124"><text:span text:style-name="T92">action</text:span><text:span text:style-name="T108"> – </text:span><text:span text:style-name="T101">имя </text:span><text:span text:style-name="T105">действия</text:span><text:span text:style-name="T102"> контроллера, которое обрабатывает запросы создания нового виджета и изменения существующего.</text:span></text:p>
        </text:list-item>
      </text:list>
      <text:p text:style-name="P37">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40"><text:span text:style-name="T102">Запросы админки обрабатывает контроллер, указанный в поле «</text:span><text:span text:style-name="T112">controller</text:span><text:span text:style-name="T106">»</text:span><text:span text:style-name="T109"> </text:span><text:span text:style-name="T102">таблицы «</text:span><text:span text:style-name="T109">widgetType</text:span><text:span text:style-name="T102">».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40"><text:span text:style-name="T102">public function actionWidget</text:span><text:span text:style-name="T110">NAME</text:span><text:span text:style-name="T102">($data=null) {<text:line-break/><text:tab/>if(!$data) $data=array(...</text:span><text:span text:style-name="T109">)</text:span><text:span text:style-name="T102">;<text:line-break/><text:tab/>...<text:line-break/>}</text:span></text:p>
      <text:p text:style-name="P39"><text:span text:style-name="T102">public function </text:span><text:span text:style-name="T109">actionWidget</text:span><text:span text:style-name="T110">NAME</text:span><text:span text:style-name="T109">Submit(</text:span><text:span text:style-name="T102">$data) {<text:line-break/><text:tab/>...<text:line-break/><text:tab/>return $data;<text:line-break/>}</text:span></text:p>
      <text:p text:style-name="P39"><text:span text:style-name="T102">Тут </text:span><text:span text:style-name="T110">NAME</text:span><text:span text:style-name="T109"> – </text:span><text:span text:style-name="T102">это имя виджета.</text:span></text:p>
      <text:p text:style-name="P56"><text:span text:style-name="T109">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97">null</text:span><text:span text:style-name="T109">.</text:span></text:p>
      <text:p text:style-name="P56"><text:span text:style-name="T109">Ст</text:span><text:span text:style-name="T110">о</text:span><text:span text:style-name="T109">ит обратить внимание на то, что данный метод является </text:span><text:span text:style-name="T113">действием</text:span><text:span text:style-name="T109"> контроллера, поэтому он может возвращать </text:span><text:span text:style-name="T94">MVC </text:span><text:span text:style-name="T113">п</text:span><text:span text:style-name="T94">редставление</text:span><text:span text:style-name="T98"> </text:span><text:span text:style-name="T109">также, как и любое другое </text:span><text:span text:style-name="T113">действие</text:span><text:span text:style-name="T109">, кроме того также можно устанавливать подсказки, использую </text:span><text:span text:style-name="T98">$this-&gt;cite, </text:span><text:span text:style-name="T109">а вот заголовок страницы и метатеги не имеют никакого смысла.</text:span></text:p>
      <text:p text:style-name="P56"><text:span text:style-name="T109">Второй метод — это </text:span><text:span text:style-name="T94">submit-</text:span><text:span text:style-name="T113">действие</text:span><text:span text:style-name="T109">, ему передаются данные формы (из </text:span><text:span text:style-name="T98">$_POST). </text:span><text:span text:style-name="T109">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98">$this-&gt;error. </text:span><text:span text:style-name="T109">При этом настройки виджета не будут сохранены, а метод </text:span><text:span text:style-name="T113">действия</text:span><text:span text:style-name="T109"> будет вызван повторно, возвращаемое </text:span><text:span text:style-name="T94">submit-</text:span><text:span text:style-name="T113">действием</text:span><text:span text:style-name="T109"> значение игнорируется.</text:span></text:p>
      <text:p text:style-name="P56"><text:soft-page-break/><text:span text:style-name="T109">Довольно часто в </text:span><text:span text:style-name="T94">submit-</text:span><text:span text:style-name="T113">действии</text:span><text:span text:style-name="T109"> виджета можно сразу же вернуть полученный атрибут </text:span><text:span text:style-name="T98">$data, </text:span><text:span text:style-name="T109">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102">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94">submit-</text:span><text:span text:style-name="T107">действием</text:span><text:span text:style-name="T102"> значение должно быть массивом и содержать элемент «</text:span><text:span text:style-name="T98">cacheTime</text:span><text:span text:style-name="T102">», в котором указывается время актуальности кеша (в минутах). Ст</text:span><text:span text:style-name="T104">о</text:span><text:span text:style-name="T102">ит заметить, что кеширование не работает, если сайт работает в отладочном режиме.</text:span></text:p>
      <text:p text:style-name="P37">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56"><text:span text:style-name="T109">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98">controller::right().</text:span></text:p>
      <text:p text:style-name="Text_20_body"><text:span text:style-name="T102">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98">widgetDelete</text:span><text:span text:style-name="T102">». Внутри этого обработчика нужно проверить, что удаляется именно виджет «</text:span><text:span text:style-name="T98">html</text:span><text:span text:style-name="T102">»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38">В административной части сайта устройство меню довольно схоже с устройством виджетов.</text:p>
      <text:p text:style-name="Text_20_body"><text:span text:style-name="T109">В базе данных есть таблица «</text:span><text:span text:style-name="T98">menuType</text:span><text:span text:style-name="T102">», в которой хранится описание всех типов меню. Поля этой таблицы таковы:</text:span></text:p>
      <text:list xml:id="list4616852385193326980" text:style-name="L5">
        <text:list-item>
          <text:p text:style-name="P125"><text:span text:style-name="T112">title</text:span><text:span text:style-name="T109"> – </text:span><text:span text:style-name="T102">название типа меню;</text:span></text:p>
        </text:list-item>
        <text:list-item>
          <text:p text:style-name="P125"><text:span text:style-name="T112">controller</text:span><text:span text:style-name="T109"> – </text:span><text:span text:style-name="T102">имя контроллера, который обрабатывает запросы на создание и изменение пункта меню;</text:span></text:p>
        </text:list-item>
        <text:list-item>
          <text:p text:style-name="P125"><text:span text:style-name="T112">action</text:span><text:span text:style-name="T109"> – </text:span><text:span text:style-name="T102">имя действия, которое обрабатывает запросы на создание и изменение пункта меню.</text:span></text:p>
        </text:list-item>
      </text:list>
      <text:p text:style-name="P37">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57"><text:span text:style-name="T109">В контроллере, указанном в поле </text:span><text:span text:style-name="T98">«controller» </text:span><text:span text:style-name="T109">таблицы «</text:span><text:span text:style-name="T98">menuType</text:span><text:span text:style-name="T109">» должны быть предусмотрено два метода для каждого типа меню:</text:span></text:p>
      <text:p text:style-name="P57"><text:span text:style-name="T109">public function actionMenu</text:span><text:span text:style-name="T97">NAME</text:span><text:span text:style-name="T109">() {<text:line-break/> <text:s/></text:span><text:span text:style-name="T98">if($_GET['link']) $link=$_GET['link']; else $link='';</text:span><text:span text:style-name="T109"><text:line-break/> <text:s/>...<text:line-break/> <text:s/></text:span><text:span text:style-name="T98">$f=core::form();<text:line-break/></text:span><text:soft-page-break/><text:span text:style-name="T98"> <text:s/>$f-&gt;submit('</text:span><text:span text:style-name="T109">Продолжить</text:span><text:span text:style-name="T98">','submit);<text:line-break/> <text:s/>return $f</text:span><text:span text:style-name="T109"><text:line-break/>}</text:span></text:p>
      <text:p text:style-name="P57"><text:span text:style-name="T109">public function </text:span><text:span text:style-name="T98">actionMenu</text:span><text:span text:style-name="T97">NAME</text:span><text:span text:style-name="T98">Submit</text:span><text:span text:style-name="T109">($data) {<text:line-break/> <text:s/>...<text:line-break/> <text:s/>return </text:span><text:span text:style-name="T98">$link</text:span><text:span text:style-name="T109">;<text:line-break/>}</text:span></text:p>
      <text:p text:style-name="Text_20_body"><text:span text:style-name="T109">Тут </text:span><text:span text:style-name="T97">NAME</text:span><text:span text:style-name="T98"> —</text:span><text:span text:style-name="T102"> это название типа виджета.</text:span></text:p>
      <text:p text:style-name="Text_20_body"><text:span text:style-name="T102">Первый метод должен сформировать </text:span><text:span text:style-name="T98">HTML-</text:span><text:span text:style-name="T102">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98">$_GET['link'].</text:span></text:p>
      <text:p text:style-name="P56"><text:span text:style-name="T109">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98">submit</text:span><text:span text:style-name="T109">» - это нужно для того, чтобы в </text:span><text:span text:style-name="T98">$_POST </text:span><text:span text:style-name="T109">был хотя бы один параметр, иначе метод </text:span><text:span text:style-name="T98">actionMenu</text:span><text:span text:style-name="T97">Name</text:span><text:span text:style-name="T98">Submit() </text:span><text:span text:style-name="T109">вызван не будет.</text:span></text:p>
      <text:p text:style-name="P56"><text:span text:style-name="T109">Эта процедура является </text:span><text:span text:style-name="T113">действием</text:span><text:span text:style-name="T109"> контроллера, поэтому она может возвращать </text:span><text:span text:style-name="T94">MVC </text:span><text:span text:style-name="T113">представление</text:span><text:span text:style-name="T109"> также, как это делается для основного контента (описано в разделе про </text:span><text:span text:style-name="T98">MVC). </text:span><text:span text:style-name="T109">Кроме того можно устновить текст подсказки через </text:span><text:span text:style-name="T98">$this-&gt;cite, </text:span><text:span text:style-name="T109">а вот метатеги и заголовок страницы не используется.</text:span></text:p>
      <text:p text:style-name="P56"><text:span text:style-name="T109">Второй метод является </text:span><text:span text:style-name="T94">submit-</text:span><text:span text:style-name="T113">действием</text:span><text:span text:style-name="T109">. Он получает данные </text:span><text:span text:style-name="T98">HTML-</text:span><text:span text:style-name="T109">формы из первой процедуры и должен вернуть строку, содержащую ссылку на страницу, например «</text:span><text:span text:style-name="T98">article/blog/news</text:span><text:span text:style-name="T109">».</text:span></text:p>
      <text:p text:style-name="P56"><text:span text:style-name="T109">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98">menuItemDelete</text:span><text:span text:style-name="T109">». Обработчику передаётся один параметр — удаляемая ссылка.</text:span></text:p>
      <text:p text:style-name="P58"><text:span text:style-name="T109">Важно!</text:span><text:span text:style-name="T111">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58"><text:span text:style-name="T111">if($db-&gt;fetchValue('SELECT </text:span><text:span text:style-name="T99">COUNT</text:span><text:span text:style-name="T111">(id) FROM menuItem WHERE link='.$db-&gt;escape($link))!='1') return true;</text:span></text:p>
      <text:p text:style-name="P37">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90">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text:span text:style-name="T151">То есть</text:span> без указания директория /admin и без index2.php. Параметр _front также добавляется автоматически. Пример:</text:p>
      <text:p text:style-name="P2">$link=core::link('?controller=artice&amp;action=category&amp;id='.$this-&gt;categoryId);</text:p>
      <text:p text:style-name="P2"><text:soft-page-break/><text:span text:style-name="T90">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79">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90">3.</text:span> Контроллер имеет дополнительный атрибут <text:span text:style-name="T16">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59"><text:span text:style-name="T91">4.</text:span><text:span text:style-name="T100"> Движок автоматически формирует HTTP-</text:span><text:span text:style-name="T114">заголовок </text:span><text:span text:style-name="T100">LastModified, </text:span><text:span text:style-name="T114">но для его работы необходимо, чтобы модули генерировали событие </text:span><text:span text:style-name="T100">«modify» </text:span><text:span text:style-name="T114">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134" text:outline-level="1">Шаблоны, информация для верстальщика</text:h>
      <text:p text:style-name="P37">Информация в этом разделе может быть полезна не только программисту, но и верстальщику.</text:p>
      <text:p text:style-name="Text_20_body"><text:span text:style-name="T102">Шаблоны хранятся в директории /</text:span><text:span text:style-name="T98">template </text:span><text:span text:style-name="T102">и представляют из себя </text:span><text:span text:style-name="T98">HTML-</text:span><text:span text:style-name="T102">документы, содержащие специальные теги для вставки контента. Имена файлов формируются по следующему принципу:</text:span></text:p>
      <text:p text:style-name="P39"><text:span text:style-name="T109">(pc|pda).</text:span><text:span text:style-name="T102">ИМЯ_ШАБЛОНА.</text:span><text:span text:style-name="T109">html</text:span></text:p>
      <text:p text:style-name="P56"><text:span text:style-name="T109">Тут </text:span><text:span text:style-name="T98">pc – </text:span><text:span text:style-name="T109">шаблон дня настольных ПК, </text:span><text:span text:style-name="T98">pda – </text:span><text:span text:style-name="T109">шаблон для мобильных устройств. Версия для мобильных устройств доступна на поддомене </text:span><text:span text:style-name="T95">pda</text:span><text:span text:style-name="T98">. </text:span><text:span text:style-name="T109">Переключение или редирект с одной версии на другую должен определяться в шаблоне с помощью явного указания ссылок или при помощи </text:span><text:span text:style-name="T98">JavaScript.</text:span></text:p>
      <text:p text:style-name="P56"><text:span text:style-name="T109">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98">core::template(). </text:span><text:span text:style-name="T109">В большинстве случаев есть только один шаблон и имя соответствующего файла «</text:span><text:span text:style-name="T98">pc.default.html</text:span><text:span text:style-name="T109">».</text:span></text:p>
      <text:p text:style-name="P56"><text:span text:style-name="T109">Все ресурсы (</text:span><text:span text:style-name="T98">CSS, JavaScript, </text:span><text:span text:style-name="T109">картинки и т. д.) должны находиться в пределах директория /</text:span><text:span text:style-name="T98">public, </text:span><text:span text:style-name="T109">рекомендуется складывать «всё в кучу» в директорий /</text:span><text:span text:style-name="T98">public/template, </text:span><text:span text:style-name="T109">но это не является обязательным требованием.</text:span></text:p>
      <text:p text:style-name="P37">В шаблоне могут быть использованы следующие специальные теги:</text:p>
      <text:list xml:id="list8799237428895934528" text:style-name="L6">
        <text:list-item>
          <text:p text:style-name="P128"><text:soft-page-break/><text:span text:style-name="T109">&lt;?=core::url()?&gt; - относительный </text:span><text:span text:style-name="T98">URL </text:span><text:span text:style-name="T109">адрес до корня сайта. Ссылки на ресурсы должны начинаться с этой </text:span><text:span text:style-name="T98">php-</text:span><text:span text:style-name="T109">вставки.</text:span></text:p>
        </text:list-item>
        <text:list-item>
          <text:p text:style-name="P126"><text:span text:style-name="T109">{{metaTitle}} – </text:span><text:span text:style-name="T102">заголовок, должен находиться внутри тега </text:span><text:span text:style-name="T109">&lt;title&gt;. </text:span><text:span text:style-name="T102">Рядом с этим тегом может быть и другой текст, например название сайта, если оно брендируется.</text:span></text:p>
        </text:list-item>
        <text:list-item>
          <text:p text:style-name="P126"><text:span text:style-name="T109">{{metaKeyword}}, {{metaDescription}} – </text:span><text:span text:style-name="T102">соответствующие метаданные, содержат </text:span><text:span text:style-name="T103">тег </text:span><text:span text:style-name="T109">&lt;meta&gt;.</text:span></text:p>
        </text:list-item>
        <text:list-item>
          <text:p text:style-name="P126"><text:span text:style-name="T109">{{head}} —</text:span><text:span text:style-name="T102"> должен быть добавлен в секцию </text:span><text:span text:style-name="T109">&lt;head&gt; </text:span><text:span text:style-name="T102">и в это место будут подставлены </text:span><text:span text:style-name="T109">JavaScript </text:span><text:span text:style-name="T102">и </text:span><text:span text:style-name="T109">CSS </text:span><text:span text:style-name="T102">для конкретных страниц.</text:span></text:p>
        </text:list-item>
        <text:list-item>
          <text:p text:style-name="P126"><text:span text:style-name="T102">{{widget[admin]}} — на это место будут вставлены общие кнопки административного интерфейса. Обычно он вставляется сразу после </text:span><text:span text:style-name="T109">&lt;body&gt;.</text:span></text:p>
        </text:list-item>
        <text:list-item>
          <text:p text:style-name="P126"><text:span text:style-name="T109">{{widget[search]}} —</text:span><text:span text:style-name="T102"> виджет, содержащий текстовую строку для поиска по сайту.</text:span></text:p>
        </text:list-item>
        <text:list-item>
          <text:p text:style-name="P131">{{widget[menu][1]}} — меню сайта. Тут «1» - это иден<text:span text:style-name="T151">т</text:span>ификатор меню.</text:p>
        </text:list-item>
        <text:list-item>
          <text:p text:style-name="P131">{{widget[user]}} — форма авторизации пользователей.</text:p>
        </text:list-item>
        <text:list-item>
          <text:p text:style-name="P131">{{breadcrumb}} — хлебные крошки</text:p>
        </text:list-item>
        <text:list-item>
          <text:p text:style-name="P131">{{section[ИМЯ]}} — вставляет секцию с именем ИМЯ.</text:p>
        </text:list-item>
        <text:list-item>
          <text:p text:style-name="P126"><text:span text:style-name="T102">{{pageTitle}} — отображаемый на сайте заголовок страницы. Он дополнительно «обёрнут» в тег </text:span><text:span text:style-name="T109">&lt;h1 class=”pageTitle”&gt;</text:span><text:span text:style-name="T102">.</text:span></text:p>
        </text:list-item>
        <text:list-item>
          <text:p text:style-name="P131">{{content}} — основной контент сайта.</text:p>
        </text:list-item>
      </text:list>
      <text:p text:style-name="P39"><text:span text:style-name="T102">В шаблоне можно вывести любой виджет при помощи тега </text:span><text:span text:style-name="T109">{{widget}}, </text:span><text:span text:style-name="T102">однако для этого нужно знать какие он должен принимать параметры. Формат этого тега следующий:</text:span></text:p>
      <text:p text:style-name="P39"><text:span text:style-name="T109">{{widget[</text:span><text:span text:style-name="T102">ИМЯ</text:span><text:span text:style-name="T109">][</text:span><text:span text:style-name="T102">ДАННЫЕ</text:span><text:span text:style-name="T109">][</text:span><text:span text:style-name="T102">ВРЕМЯ_КЕШИРОВАНИЯ</text:span><text:span text:style-name="T109">]}}</text:span></text:p>
      <text:p text:style-name="P56"><text:span text:style-name="T109">Имя — это имя виджета (соответствует имени файла в директории /</text:span><text:span text:style-name="T98">widget.<text:line-break/></text:span><text:span text:style-name="T109">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39"><text:span text:style-name="T102">В шаблоне сайта может быть задано любое количество секций при помощи тега </text:span><text:span text:style-name="T109">{{section}} —</text:span><text:span text:style-name="T102">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109">{{widget}}.</text:span></text:p>
      <text:p text:style-name="P58"><text:span text:style-name="T109">Внимание!</text:span><text:span text:style-name="T111"> Виджеты кешируются, поэтому, если в шаблон вносятся изменения, то нужно очистить кеш, либо перевести сайт в отладочный режим для автоматической очистки кеша.</text:span></text:p>
      <text:p text:style-name="P58"><text:span text:style-name="T111">Содержимое тега </text:span><text:span text:style-name="T99">{{content}} </text:span><text:span text:style-name="T111">зависит от отображаемой страницы сайта. </text:span><text:span text:style-name="T99">HTML</text:span><text:span text:style-name="T111">-разметку контента можно найти в файлах в директории /</text:span><text:span text:style-name="T99">view. HTML-</text:span><text:span text:style-name="T111">разметка виджетов может находится также в директории /</text:span><text:span text:style-name="T99">view </text:span><text:span text:style-name="T111">или в файлах в директории /</text:span><text:span text:style-name="T99">widget.</text:span></text:p>
      <text:h text:style-name="Heading_20_1" text:outline-level="1">Класс <text:span text:style-name="T115">HTML-</text:span>формы (<text:span text:style-name="T115">form)</text:span></text:h>
      <text:p text:style-name="P66">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66">Данный класс можно использовать в роли <text:span text:style-name="T16">MVC-представления</text:span>, для этого <text:span text:style-name="T16">MVC-действие</text:span> должно <text:soft-page-break/>вернуть экземпляр класса. В результате браузеру будет отдан HTML-код формы.</text:p>
      <text:p text:style-name="P66">Типичный пример кода <text:span text:style-name="T134">(файл /controller/example.com)</text:span>:</text:p>
      <text:p text:style-name="P66">public function actionTest() { <text:span text:style-name="T16">//действие контроллера</text:span><text:line-break/> <text:s/><text:span text:style-name="T131">$f</text:span>=core::form(); <text:s/><text:span text:style-name="T16">//получение экземпляра класса</text:span><text:line-break/> <text:s/><text:span text:style-name="T131">$f</text:span>-&gt;text(<text:span text:style-name="T135">'name'</text:span>,<text:span text:style-name="T135">'Введите что-нибудь'</text:span>);<text:line-break/> <text:s/><text:span text:style-name="T131">$f</text:span>-&gt;submit();<text:line-break/> <text:s/>return <text:span text:style-name="T131">$f</text:span>; <text:span text:style-name="T16">//использовать форму в роли представления</text:span><text:line-break/>}</text:p>
      <text:p text:style-name="P68">public function actionTestSubmit($data) {<text:line-break/> <text:s/><text:span text:style-name="T16">// В $data будут находиться данные формы</text:span><text:line-break/>}</text:p>
      <text:p text:style-name="P66">Создание экземпляра класса <text:span text:style-name="T134">form</text:span>: class <text:span text:style-name="T79">core::form</text:span>(<text:span text:style-name="T16">namespace</text:span>);<text:line-break/>Тут <text:span text:style-name="T16">namespace</text:span> — область <text:span text:style-name="T133">для POST-</text:span>данных <text:span text:style-name="T133">формы. Атрибут name всех полей формы имеет вид:<text:line-break/>[namespace][fieldName], например:</text:span></text:p>
      <text:p text:style-name="P67">&lt;input type="text" aname="namespace[имя поля]" /&gt;</text:p>
      <text:p text:style-name="P68"><text:span text:style-name="T16">namespace</text:span> определяет для кого предназначаются данные. В <text:span text:style-name="T16">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68">Если при вызове core::form() <text:span text:style-name="T16">namespace</text:span> не задан, то будет подставлено имя текущего контроллера.</text:p>
      <text:h text:style-name="Heading_20_2" text:outline-level="2">Публичные атрибуты</text:h>
      <text:p text:style-name="P68">form::$action — URL-адрес страницы, которая будет обрабатывать форму, строка задаётся в виде «controller/action/etc». <text:s/><text:span text:style-name="T136">Использовать core::link() при этом не нужно. Если этот атрибут не задан, то будет использоваться адрес текущей страницы.</text:span></text:p>
      <text:p text:style-name="P69">form::$method — метод отправки данных («get» или «post»), по умолчанию «post».</text:p>
      <text:h text:style-name="Heading_20_2" text:outline-level="2">Методы класса</text:h>
      <text:p text:style-name="P69">null <text:span text:style-name="T79">form::hidden</text:span>(<text:span text:style-name="T16">name</text:span><text:span text:style-name="T25">, </text:span><text:span text:style-name="T16">value</text:span><text:span text:style-name="T25">, [</text:span><text:span text:style-name="T16">html]</text:span><text:span text:style-name="T25">);<text:line-break/><text:tab/>Добавляет к форме скрытое поле с именем </text:span><text:span text:style-name="T16">name</text:span><text:span text:style-name="T25"> и значением </text:span><text:span text:style-name="T16">value</text:span><text:span text:style-name="T25">. Необязательный параметр </text:span><text:span text:style-name="T16">html</text:span><text:span text:style-name="T25"> добавляет к тегу &lt;input&gt; произвольный код (например, «onclick=</text:span><text:span text:style-name="T28">"..."</text:span><text:span text:style-name="T25">»).</text:span></text:p>
      <text:p text:style-name="P69"><text:span text:style-name="T25">null </text:span><text:span text:style-name="T71">form::label</text:span><text:span text:style-name="T38">(</text:span><text:span text:style-name="T3">label</text:span><text:span text:style-name="T38">, </text:span><text:span text:style-name="T3">value</text:span><text:span text:style-name="T38">);<text:line-break/><text:tab/>Добавляет к форме надпись: «label: value».</text:span></text:p>
      <text:p text:style-name="P69"><text:span text:style-name="T38">null </text:span><text:span text:style-name="T71">form::text</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текстовое поле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69"><text:span text:style-name="T38">null </text:span><text:span text:style-name="T71">form::select</text:span><text:span text:style-name="T38">(</text:span><text:span text:style-name="T3">name</text:span><text:span text:style-name="T38">, </text:span><text:span text:style-name="T3">label</text:span><text:span text:style-name="T38">, </text:span><text:span text:style-name="T3">items</text:span><text:span text:style-name="T38">, [</text:span><text:span text:style-name="T3">value]</text:span><text:span text:style-name="T38">, [</text:span><text:span text:style-name="T3">nullTitle]</text:span><text:span text:style-name="T38">, [</text:span><text:span text:style-name="T3">html]</text:span><text:span text:style-name="T38">);<text:line-break/><text:tab/>Добавляет к форме поле с выпадающим списком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Список элементов задаётся параметром </text:span><text:span text:style-name="T3">items</text:span><text:span text:style-name="T38">: это может быть массив массивов:<text:line-break/></text:span><text:span text:style-name="T3">array(array([0]=&gt;'значение',[1]=&gt;'отображаемый текст'))<text:line-break/></text:span><text:span text:style-name="T38">или строка, содержащая SQL-запрос, который должен выбирать из базы данных два поля: первый — </text:span><text:span text:style-name="T43">значение, второй — отображаемый текст.</text:span></text:p>
      <text:p text:style-name="P70"><text:soft-page-break/><text:span text:style-name="T43"><text:tab/></text:span><text:span text:style-name="T5">NullTitle</text:span><text:span text:style-name="T43"> — отображаемый заголовок для «пустого» пункта списка. Если не задан, то в этом выпадающем списке нужно будет обязательно выбрать какое-то значение.</text:span><text:span text:style-name="T38"> Необязательный параметр </text:span><text:span text:style-name="T3">html</text:span><text:span text:style-name="T38"> добавляет к тегу &lt;</text:span><text:span text:style-name="T43">select</text:span><text:span text:style-name="T38">&gt; произвольный код (например, «onclick=</text:span><text:span text:style-name="T42">"..."</text:span><text:span text:style-name="T38">»).</text:span></text:p>
      <text:p text:style-name="P73"><text:span text:style-name="T38">null </text:span><text:span text:style-name="T71">form::listBox</text:span><text:span text:style-name="T44">(</text:span><text:span text:style-name="T6">name</text:span><text:span text:style-name="T44">, </text:span><text:span text:style-name="T6">label</text:span><text:span text:style-name="T44">, </text:span><text:span text:style-name="T6">items</text:span><text:span text:style-name="T44">, [</text:span><text:span text:style-name="T6">value]</text:span><text:span text:style-name="T44">, [</text:span><text:span text:style-name="T6">nullTitle]</text:span><text:span text:style-name="T44">, [</text:span><text:span text:style-name="T6">html]</text:span><text:span text:style-name="T44">);<text:line-break/><text:tab/></text:span><text:span text:style-name="T38">Тоже что и form::select, но генерирует не поле с выпадающим списком, а многостраничный список.</text:span></text:p>
      <text:p text:style-name="P73"><text:span text:style-name="T38">null </text:span><text:span text:style-name="T71">form::radio</text:span><text:span text:style-name="T38">(</text:span><text:span text:style-name="T6">name</text:span><text:span text:style-name="T44">, </text:span><text:span text:style-name="T6">label</text:span><text:span text:style-name="T44">, </text:span><text:span text:style-name="T6">items</text:span><text:span text:style-name="T44">, [</text:span><text:span text:style-name="T6">value]</text:span><text:span text:style-name="T38">);<text:line-break/><text:tab/>Добавляет в форму список переключателей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Смысл параметра </text:span><text:span text:style-name="T3">items</text:span><text:span text:style-name="T38"> такой же, как и у form::select().</text:span></text:p>
      <text:p text:style-name="P73"><text:span text:style-name="T38">null </text:span><text:span text:style-name="T71">form::checkbox</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в форму поле «checkbox»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text:span><text:span text:style-name="T44"> Необязательный параметр </text:span><text:span text:style-name="T6">html</text:span><text:span text:style-name="T44"> добавляет к тегу &lt;input&gt; произвольный код (например, «onclick=</text:span><text:span text:style-name="T42">"..."</text:span><text:span text:style-name="T44">»).</text:span></text:p>
      <text:p text:style-name="P71"><text:span text:style-name="T38">null </text:span><text:span text:style-name="T71">form::</text:span><text:span text:style-name="T72">password</text:span><text:span text:style-name="T38">(</text:span><text:span text:style-name="T3">name</text:span><text:span text:style-name="T38">, </text:span><text:span text:style-name="T3">label</text:span><text:span text:style-name="T38">, [</text:span><text:span text:style-name="T3">html]</text:span><text:span text:style-name="T38">);<text:line-break/><text:tab/>Добавляет к форме текстовое поле </text:span><text:span text:style-name="T45">(для ввода пароля)</text:span><text:span text:style-name="T38"> </text:span><text:span text:style-name="T45">с </text:span><text:span text:style-name="T38">именем </text:span><text:span text:style-name="T3">name</text:span><text:span text:style-name="T38"> </text:span><text:span text:style-name="T45">и</text:span><text:span text:style-name="T38"> заголовком </text:span><text:span text:style-name="T3">label</text:span><text:span text:style-name="T45">.</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1"><text:span text:style-name="T38">null </text:span><text:span text:style-name="T71">form::text</text:span><text:span text:style-name="T72">area</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text:span><text:span text:style-name="T45">поле многострочного текста</text:span><text:span text:style-name="T38">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Необязательный параметр </text:span><text:span text:style-name="T3">html</text:span><text:span text:style-name="T38"> добавляет к тегу &lt;</text:span><text:span text:style-name="T45">textarea</text:span><text:span text:style-name="T38">&gt; произвольный код (например, «onclick=</text:span><text:span text:style-name="T42">"..."</text:span><text:span text:style-name="T38">»).</text:span></text:p>
      <text:p text:style-name="P71"><text:span text:style-name="T38">null </text:span><text:span text:style-name="T71">form::</text:span><text:span text:style-name="T72">editor</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text:span><text:span text:style-name="T45">поле многострочного текста</text:span><text:span text:style-name="T38"> </text:span><text:span text:style-name="T45">(с визуальным редактором) </text:span><text:span text:style-name="T38">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Необязательный параметр </text:span><text:span text:style-name="T3">html</text:span><text:span text:style-name="T38"> добавляет к тегу &lt;</text:span><text:span text:style-name="T45">textarea</text:span><text:span text:style-name="T38">&gt; произвольный код (например, «onclick=</text:span><text:span text:style-name="T42">"..."</text:span><text:span text:style-name="T38">»).</text:span></text:p>
      <text:p text:style-name="P71"><text:span text:style-name="T38">null </text:span><text:span text:style-name="T71">form::</text:span><text:span text:style-name="T72">date</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текстовое поле </text:span><text:span text:style-name="T45">(со всплывающим календарём) </text:span><text:span text:style-name="T38">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text:span><text:span text:style-name="T45">Value может быть задан в виде строки «дд.мм.ГГГГ» или целого числа (unix timestamp). </text:span><text:span text:style-name="T38">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1">form::</text:span><text:span text:style-name="T73">file</text:span><text:span text:style-name="T38">(</text:span><text:span text:style-name="T3">name</text:span><text:span text:style-name="T38">, </text:span><text:span text:style-name="T3">label</text:span><text:span text:style-name="T38">, </text:span><text:span text:style-name="T46">multiple=false</text:span><text:span text:style-name="T38">, [</text:span><text:span text:style-name="T3">html]</text:span><text:span text:style-name="T38">);<text:line-break/><text:tab/>Добавляет к форме </text:span><text:span text:style-name="T46">поле для загрузки файла. Имя поля -</text:span><text:span text:style-name="T38"> </text:span><text:span text:style-name="T3">name</text:span><text:span text:style-name="T38">, заголово</text:span><text:span text:style-name="T46">к —</text:span><text:span text:style-name="T38"> </text:span><text:span text:style-name="T3">label</text:span><text:span text:style-name="T38">. </text:span><text:span text:style-name="T46">Параметр </text:span><text:span text:style-name="T7">multiple</text:span><text:span text:style-name="T46"> указывает можно ли выбирать сразу несколько файлов. </text:span><text:span text:style-name="T38">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1">form::</text:span><text:span text:style-name="T73">captcha</text:span><text:span text:style-name="T38">(</text:span><text:span text:style-name="T3">name</text:span><text:span text:style-name="T38">, </text:span><text:span text:style-name="T3">label</text:span><text:span text:style-name="T38">, [</text:span><text:span text:style-name="T3">html]</text:span><text:span text:style-name="T38">);<text:line-break/><text:tab/>Добавляет к форме </text:span><text:span text:style-name="T46">каптчу. П</text:span><text:span text:style-name="T38">оле с именем </text:span><text:span text:style-name="T3">name</text:span><text:span text:style-name="T38">, заголовком </text:span><text:span text:style-name="T3">label</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1">form::</text:span><text:span text:style-name="T73">reset</text:span><text:span text:style-name="T38">(</text:span><text:span text:style-name="T3">label</text:span><text:span text:style-name="T38">, [</text:span><text:span text:style-name="T3">html]</text:span><text:span text:style-name="T38">);<text:line-break/><text:tab/>Добавляет к форме </text:span><text:span text:style-name="T46">кнопку «сбросить» </text:span><text:span text:style-name="T38">с заголовком </text:span><text:span text:style-name="T3">label</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1">form::</text:span><text:span text:style-name="T73">submit</text:span><text:span text:style-name="T38">(</text:span><text:span text:style-name="T3">label</text:span><text:span text:style-name="T7">='Продолжить'</text:span><text:span text:style-name="T38">, [</text:span><text:span text:style-name="T3">html]</text:span><text:span text:style-name="T38">);<text:line-break/><text:tab/>Добавляет к форме </text:span><text:span text:style-name="T46">кнопку «послать» </text:span><text:span text:style-name="T38">с заголовком </text:span><text:span text:style-name="T3">label</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4"><text:span text:style-name="T38">null </text:span><text:span text:style-name="T71">form::field</text:span><text:span text:style-name="T38">(</text:span><text:span text:style-name="T3">type, f1</text:span><text:span text:style-name="T38">, </text:span><text:span text:style-name="T3">f2</text:span><text:span text:style-name="T38">, [</text:span><text:span text:style-name="T3">f3]</text:span><text:span text:style-name="T38">, [</text:span><text:span text:style-name="T3">f4]</text:span><text:span text:style-name="T38">);<text:line-break/><text:tab/>Добавляет к форме одно из перечисленных выше полей, </text:span><text:span text:style-name="T3">type</text:span><text:span text:style-name="T38">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text:span><text:soft-page-break/><text:span text:style-name="T38">ситуации, когда поля должны быть настроены через админку.</text:span></text:p>
      <text:p text:style-name="P74"><text:span text:style-name="T38">null </text:span><text:span text:style-name="T71">form::html</text:span><text:span text:style-name="T38">(</text:span><text:span text:style-name="T3">html</text:span><text:span text:style-name="T38">);<text:line-break/><text:tab/>Добавляет к форме произвольный HTML-код.</text:span></text:p>
      <text:p text:style-name="P74"><text:span text:style-name="T38">string form::</text:span><text:span text:style-name="T71">getHidden</text:span><text:span text:style-name="T38">(), string </text:span><text:span text:style-name="T71">form::getText</text:span><text:span text:style-name="T38">(), string </text:span><text:span text:style-name="T71">form::getSelect</text:span><text:span text:style-name="T38">(), string </text:span><text:span text:style-name="T71">form::getListBox</text:span><text:span text:style-name="T38">, string </text:span><text:span text:style-name="T71">form::getRadio</text:span><text:span text:style-name="T38">(), string </text:span><text:span text:style-name="T71">form::getCheckbox</text:span><text:span text:style-name="T38">(), string </text:span><text:span text:style-name="T71">form::getPassword</text:span><text:span text:style-name="T38">(), string </text:span><text:span text:style-name="T71">form::getTextarea</text:span><text:span text:style-name="T38">(), string </text:span><text:span text:style-name="T71">form::getEditor</text:span><text:span text:style-name="T38">(), string </text:span><text:span text:style-name="T71">form::getDate</text:span><text:span text:style-name="T38">(), string </text:span><text:span text:style-name="T71">form::getFile</text:span><text:span text:style-name="T38">(), string </text:span><text:span text:style-name="T71">form::getSubmit</text:span><text:span text:style-name="T38">()<text:line-break/><text:tab/>Возвращают HTML-код соответствующего поля, содержит только тег, без какой-либо HTML «обвески». Полезно использовать в </text:span><text:span text:style-name="T3">MVC-представлении</text:span><text:span text:style-name="T38">,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75"><text:span text:style-name="T38">null </text:span><text:span text:style-name="T71">form::render</text:span><text:span text:style-name="T38">([</text:span><text:span text:style-name="T3">action</text:span><text:span text:style-name="T38">], [</text:span><text:span text:style-name="T3">html</text:span><text:span text:style-name="T38">]);<text:line-break/><text:tab/>Генерирует HTML-форму и выводит её на экран. Параметр </text:span><text:span text:style-name="T3">action</text:span><text:span text:style-name="T38"> задаёт адрес, на который будет отправлена форма (смотрите выше form::$action — это тоже самое).</text:span><text:span text:style-name="T44"> Необязательный параметр </text:span><text:span text:style-name="T6">html</text:span><text:span text:style-name="T44"> добавляет к тегу &lt;</text:span><text:span text:style-name="T38">form</text:span><text:span text:style-name="T44">&gt; произвольный код (например, «onclick=</text:span><text:span text:style-name="T42">"..."</text:span><text:span text:style-name="T44">»).</text:span></text:p>
      <text:p text:style-name="P75"><text:span text:style-name="T44"><text:tab/></text:span><text:span text:style-name="T38">Именно этот метод будет вызван автоматически, если класс формы используется в роли представле</text:span><text:span text:style-name="T47">н</text:span><text:span text:style-name="T38">ия.</text:span></text:p>
      <text:h text:style-name="Heading_20_1" text:outline-level="1">Универсальная модель базы данных (<text:span text:style-name="T115">model)</text:span></text:h>
      <text:p text:style-name="P78">Класс <text:span text:style-name="T3">model</text:span> является упрощенным вариантом привычного ActiveRecord, <text:span text:style-name="T137">реализуя возможность сохранять данные в таблицу БД, а также предварительно проводить фильтрацию и валидацию. Реализацию класса можно найти в файле </text:span><text:span text:style-name="T19">/core/model.php</text:span><text:span text:style-name="T137">.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text:span text:style-name="T19">model</text:span><text:span text:style-name="T29"> и описывает параметры полей таблицы базы данных.</text:span></text:p>
      <text:p text:style-name="P79"><text:span text:style-name="T29">О</text:span><text:span text:style-name="T25">бщий алгоритм работы с классом такой:</text:span></text:p>
      <text:list xml:id="list663686595477107647" text:style-name="L7">
        <text:list-item>
          <text:p text:style-name="P129">получить экземпляр класса;</text:p>
        </text:list-item>
        <text:list-item>
          <text:p text:style-name="P130"><text:span text:style-name="T25">передать данные HTML-формы вызвав метод </text:span><text:span text:style-name="T16">set()</text:span><text:span text:style-name="T25"> или поочерёдно установить все поля сеттерами;</text:span></text:p>
        </text:list-item>
        <text:list-item>
          <text:p text:style-name="P130"><text:span text:style-name="T25">вызвать метод </text:span><text:span text:style-name="T16">validate()</text:span><text:span text:style-name="T25"> для проверки валидности и фильтрации данных;</text:span></text:p>
        </text:list-item>
        <text:list-item>
          <text:p text:style-name="P130"><text:span text:style-name="T25">записать данные в базу данных вызвав метод </text:span><text:span text:style-name="T16">save()</text:span><text:span text:style-name="T25">.</text:span></text:p>
        </text:list-item>
      </text:list>
      <text:p text:style-name="P60">Вот типичный пример динамического использования:</text:p>
      <text:p text:style-name="P60">public function actionTestSubmit($data) { //submit-действие контролле<text:line-break/><text:tab/><text:span text:style-name="T138">$m=core::model('myTable'); //получение экземпляра класса, myTable — имя таблицы БД<text:lin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span></text:p>
      <text:p text:style-name="P61">Вот пример статического класса, <text:span text:style-name="T140">содержащего минимум необходимой информации</text:span>:</text:p>
      <text:p text:style-name="P62">class myTable extends model {<text:line-break/><text:soft-page-break/><text:tab/><text:span text:style-name="T139">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text:span text:style-name="T20">load</text:span><text:span text:style-name="T140"> вызван без параметров.</text:span></text:p>
      <text:p text:style-name="P62"><text:span text:style-name="T140"><text:tab/>public function __construct() {<text:line-break/><text:tab/><text:tab/>parent::__construct('myTable');<text:line-break/><text:tab/>}<text:line-break/></text:span>}</text:p>
      <text:p text:style-name="P76">Использование этого класса:</text:p>
      <text:p text:style-name="P76">public function actionTestSubmit($data) { //<text:span text:style-name="T142">submit-действие контроллера</text:span><text:line-break/><text:tab/>core::import('model/myTable');<text:line-break/><text:tab/>$m=new myTable();<text:line-break/><text:tab/>$m-&gt;set($data);<text:line-break/><text:tab/>if(!$m-&gt;save()) return false;<text:line-break/><text:tab/><text:span text:style-name="T141">core::redirect('myController/myAction','Изменения сохранены');<text:line-break/>}</text:span></text:p>
      <text:p text:style-name="P77">Для того, чтобы передать данные полей в модель, необходимо воспользоваться методом <text:span text:style-name="T16">set()</text:span><text:span text:style-name="T25">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16">model</text:span><text:span text:style-name="T25">, то при вызове метода </text:span><text:span text:style-name="T16">save()</text:span><text:span text:style-name="T25">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63">$id=$m-&gt;id;</text:p>
      <text:p text:style-name="P77">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text:span text:style-name="T143">object </text:span><text:span text:style-name="T81">model::__construct</text:span><text:span text:style-name="T143">(string </text:span><text:span text:style-name="T21">namespace</text:span><text:span text:style-name="T30">[</text:span><text:span text:style-name="T143">,string </text:span><text:span text:style-name="T21">db</text:span><text:span text:style-name="T143">='db']);<text:line-break/><text:tab/>тут </text:span><text:span text:style-name="T21">namespace</text:span><text:span text:style-name="T30"> — имя таблицы базы данных, </text:span><text:span text:style-name="T21">db</text:span><text:span text:style-name="T30"> — используемая СУБД (может принимать следующие значения: db — указанная в общих настройках (по умолчанию), mysql или sqlite).</text:span></text:p>
      <text:p text:style-name="P93"><text:span text:style-name="T30">n</text:span><text:span text:style-name="T25">ull </text:span><text:span text:style-name="T71">model::set</text:span><text:span text:style-name="T25">(array </text:span><text:span text:style-name="T16">data</text:span><text:span text:style-name="T25">);<text:line-break/><text:tab/>Передаёт модели данные полей таблицы, параметр </text:span><text:span text:style-name="T16">data</text:span><text:span text:style-name="T25"> должен быть ассоциативным массивом, где ключ — имя поля, а значение — содержимое поля.</text:span></text:p>
      <text:p text:style-name="P94"><text:span text:style-name="T25">array </text:span><text:span text:style-name="T71">model::get</text:span><text:span text:style-name="T25">();<text:line-break/><text:tab/>Возвращает ассоциативный массив, содержащий все поля записи БД.</text:span></text:p>
      <text:p text:style-name="P94"><text:span text:style-name="T25">&amp;array </text:span><text:span text:style-name="T71">model::load</text:span><text:span text:style-name="T25">(string </text:span><text:span text:style-name="T3">where</text:span><text:span text:style-name="T25">[, string </text:span><text:span text:style-name="T3">field</text:span><text:span text:style-name="T25">]);<text:line-break/><text:tab/>Загружает данные из базы данных, выбирая запись (одну первую) по указанному в параметре </text:span><text:span text:style-name="T16">where</text:span><text:span text:style-name="T25"> условию (часть SQL-запроса, после «WHERE». В параметре </text:span><text:span text:style-name="T16">field</text:span><text:span text:style-name="T25"> указывается перечень (через запятую) полей, которые необходимо выбрать. Если параметр </text:span><text:span text:style-name="T16">field</text:span><text:span text:style-name="T25"> не указан, то список полей будет взят из атрибута model::$field. Если этот атрибут не был задан, то будут загружены все поля.</text:span></text:p>
      <text:p text:style-name="P94"><text:span text:style-name="T25"><text:tab/></text:span><text:span text:style-name="T31">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P95"><text:soft-page-break/><text:span text:style-name="T25">&amp;array </text:span><text:span text:style-name="T71">model::loadById</text:span><text:span text:style-name="T25">(int </text:span><text:span text:style-name="T16">id</text:span><text:span text:style-name="T25">[,string </text:span><text:span text:style-name="T16">fields</text:span><text:span text:style-name="T25">]);<text:line-break/><text:tab/>Тоже, что model::load(), но загружает данные не по условию, а по уникальному идентификатору.</text:span></text:p>
      <text:p text:style-name="P96"><text:span text:style-name="T25">bool </text:span><text:span text:style-name="T71">model::validate</text:span><text:span text:style-name="T25">([array </text:span><text:span text:style-name="T16">validate</text:span><text:span text:style-name="T25">]);<text:line-break/><text:tab/>Выполняет фильтрацию и валидацию данных. Возвращает </text:span><text:span text:style-name="T71">true</text:span><text:span text:style-name="T25">, если проверка прошла успешно. Параметр </text:span><text:span text:style-name="T16">validate</text:span><text:span text:style-name="T25">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P97"><text:span text:style-name="T25">bool </text:span><text:span text:style-name="T71">model::save</text:span><text:span text:style-name="T38">([mixed </text:span><text:span text:style-name="T3">validate</text:span><text:span text:style-name="T38">],[string </text:span><text:span text:style-name="T3">fields</text:span><text:span text:style-name="T38">],[string </text:span><text:span text:style-name="T3">id</text:span><text:span text:style-name="T38">]);<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P97"><text:span text:style-name="T38"><text:tab/></text:span><text:span text:style-name="T48">Если параметр </text:span><text:span text:style-name="T8">validate</text:span><text:span text:style-name="T48">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74">true</text:span><text:span text:style-name="T48">, то валидация будет проведена согласна правилам, заданным в атрибуде model::$validate (только для статического использования). Если параметр </text:span><text:span text:style-name="T8">validate</text:span><text:span text:style-name="T48"> равен </text:span><text:span text:style-name="T74">false</text:span><text:span text:style-name="T48">, то валидация проводиться не будет.</text:span></text:p>
      <text:p text:style-name="P97"><text:span text:style-name="T48"><text:tab/>Если задан параметр </text:span><text:span text:style-name="T8">fields</text:span><text:span text:style-name="T48">, то в запросе </text:span><text:span text:style-name="T49">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9">validate</text:span><text:span text:style-name="T49">), иначе информацию о перечне полей движок сможет взять из правил валидации.</text:span></text:p>
      <text:p text:style-name="P97"><text:span text:style-name="T49"><text:tab/>Параметр </text:span><text:span text:style-name="T9">id</text:span><text:span text:style-name="T49">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P98"><text:span text:style-name="T49">bool </text:span><text:span text:style-name="T75">model::delete</text:span><text:span text:style-name="T49">([int </text:span><text:span text:style-name="T9">id</text:span><text:span text:style-name="T49">],[bool </text:span><text:span text:style-name="T9">affected</text:span><text:span text:style-name="T49">]);<text:line-break/><text:tab/>Удаляет запись с идентификатором </text:span><text:span text:style-name="T9">id</text:span><text:span text:style-name="T49">. Если идентификатор не задан, то будет удалена запись, загруженная ранее. Если параметр </text:span><text:span text:style-name="T9">affected</text:span><text:span text:style-name="T49"> равен </text:span><text:span text:style-name="T75">true</text:span><text:span text:style-name="T49">, то метод возвращает </text:span><text:span text:style-name="T75">true</text:span><text:span text:style-name="T49"> только в том случае, если запись существовала и действительно была удалена, если её не существовало, то вернёт </text:span><text:span text:style-name="T75">false</text:span><text:span text:style-name="T49">.</text:span></text:p>
      <text:h text:style-name="P136" text:outline-level="2">Атрибуты и методы для статического использования (перегрузк<text:span text:style-name="T145">а класса</text:span>)</text:h>
      <text:p text:style-name="P4">array <text:span text:style-name="T79">model::$_data</text:span><text:line-break/><text:tab/>Ассоциативный массив, содержащий данные полей записи базы данных.</text:p>
      <text:p text:style-name="P4">string <text:span text:style-name="T79">model::$_primary</text:span><text:line-break/><text:tab/>Содержит имя первичного ключа.</text:p>
      <text:p text:style-name="P4">object <text:span text:style-name="T79">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4">string <text:span text:style-name="T79">model::$field</text:span><text:line-break/><text:tab/><text:span text:style-name="T144">Должна содержать строку, содержащую список полей (через запятую), которые необходимо выбрать из базы данных при вызове метода </text:span><text:span text:style-name="T22">model::load()</text:span><text:span text:style-name="T144">.</text:span></text:p>
      <text:p text:style-name="P6">bool protected function <text:span text:style-name="T79">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16">null</text:span>, если первичнго ключа нет. Возвращаемое этой процедурой значение будет возвращено методом model::save().</text:p>
      <text:p text:style-name="P6">bool protected function <text:span text:style-name="T79">afterUpdate</text:span>(id);<text:line-break/><text:tab/>Тоже, что и model::afterInsert(), но выполняется после выполнения SQL-запроса «UPDATE».</text:p>
      <text:p text:style-name="P5"><text:span text:style-name="T79">model::validate</text:span><text:span text:style-name="T82">Rule</text:span><text:span text:style-name="T152">();<text:line-break/></text:span><text:soft-page-break/><text:span text:style-name="T152"><text:tab/></text:span>Должен <text:span text:style-name="T152">вернуть </text:span>ассоциативный массив правил валидации (описано ниже).</text:p>
      <text:p text:style-name="P5"/>
      <text:h text:style-name="Heading_20_2" text:outline-level="2">Правила валидации</text:h>
      <text:p text:style-name="P99">Правила валидации представляют из себя ассоциативный массив, каждый ключ которого — это имя поля, а значение — массив, описывающий это поле. <text:span text:style-name="T145">Вот пример правил валидации:</text:span></text:p>
      <text:p text:style-name="P100">Пример массива с правилами валидации:</text:p>
      <text:p text:style-name="P100">array(<text:line-break/><text:tab/>'id'=&gt;array('primary'),<text:line-break/><text:tab/>'title'=&gt;array('string','заголовок',true,'min'=&gt;6,'max'=&gt;60),<text:line-break/><text:tab/>'status'=&gt;array('boolean'),<text:line-break/><text:tab/>'description'=&gt;array('html','описание',true)<text:line-break/>)</text:p>
      <text:p text:style-name="P101">Этот массив описывает четыре поля с именами id, title, status и description.</text:p>
      <text:p text:style-name="P101">В каждом вложенном массиве первый элемент <text:span text:style-name="T149">(с индексом «0»)</text:span>— это тип поля (или, можно сказать, имя валидатора). <text:span text:style-name="T146">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span></text:p>
      <text:p text:style-name="P102">Ниже представлена подробная информация для каждого типа. <text:span text:style-name="T149">Обратите внимание, что только первые три элемента имеют числовой индекс.</text:span></text:p>
      <text:p text:style-name="P18">primary<text:span text:style-name="T84">: array('primary', [string </text:span><text:span text:style-name="T3">title</text:span><text:span text:style-name="T38">], [bool </text:span><text:span text:style-name="T3">canNull</text:span><text:span text:style-name="T38">=true]</text:span><text:span text:style-name="T84">)<text:line-break/><text:tab/>Первичный ключ таблицы базы данных. Если он не false, то будет выполнен SQL-запрос «UPDATE», в противном случае - «INSERT». </text:span><text:span text:style-name="T38">Если </text:span><text:span text:style-name="T3">canNull</text:span><text:span text:style-name="T38"> равен </text:span><text:span text:style-name="T25">false</text:span><text:span text:style-name="T38">, то </text:span><text:span text:style-name="T50">поле не может быть пустым. Это означает, что будет возможно только обновить существующую запись, но не добавить новую. </text:span></text:p>
      <text:p text:style-name="P18">i<text:span text:style-name="T147">nteger</text:span><text:span text:style-name="T84">: array('i</text:span><text:span text:style-name="T86">nteger</text:span><text:span text:style-name="T84">', </text:span><text:span text:style-name="T86">[string </text:span><text:span text:style-name="T10">title</text:span><text:span text:style-name="T51">], [bool </text:span><text:span text:style-name="T10">canNull</text:span><text:span text:style-name="T51">=true], </text:span><text:span text:style-name="T54">['</text:span><text:span text:style-name="T10">min</text:span><text:span text:style-name="T11">'</text:span><text:span text:style-name="T54">=&gt;int</text:span><text:span text:style-name="T51">], [</text:span><text:span text:style-name="T54">'</text:span><text:span text:style-name="T10">max</text:span><text:span text:style-name="T11">'</text:span><text:span text:style-name="T54">=&gt;int</text:span><text:span text:style-name="T51">]</text:span><text:span text:style-name="T84">)<text:line-break/><text:tab/></text:span><text:span text:style-name="T86">Целое число. </text:span><text:span text:style-name="T10">min</text:span><text:span text:style-name="T51"> — минимально возможное значение, </text:span><text:span text:style-name="T10">max</text:span><text:span text:style-name="T51"> — максимально возможное значение. </text:span><text:span text:style-name="T10">canNull</text:span><text:span text:style-name="T51"> — может ли поле быть пустым (false или пустая строка, но не 0).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0"><text:span text:style-name="T148">float</text:span><text:span text:style-name="T84">: array('</text:span><text:span text:style-name="T87">float</text:span><text:span text:style-name="T84">', </text:span><text:span text:style-name="T86">[string </text:span><text:span text:style-name="T10">title</text:span><text:span text:style-name="T51">], [bool </text:span><text:span text:style-name="T10">canNull</text:span><text:span text:style-name="T51">=true], </text:span><text:span text:style-name="T54">['</text:span><text:span text:style-name="T10">min</text:span><text:span text:style-name="T11">'</text:span><text:span text:style-name="T54">=&gt;int</text:span><text:span text:style-name="T51">], [</text:span><text:span text:style-name="T54">'</text:span><text:span text:style-name="T10">max</text:span><text:span text:style-name="T11">'</text:span><text:span text:style-name="T54">=&gt;int</text:span><text:span text:style-name="T51">]</text:span><text:span text:style-name="T84">)<text:line-break/><text:tab/></text:span><text:span text:style-name="T87">Дробное </text:span><text:span text:style-name="T86">число. </text:span><text:span text:style-name="T10">min</text:span><text:span text:style-name="T51"> — минимально возможное значение, </text:span><text:span text:style-name="T10">max</text:span><text:span text:style-name="T51"> — максимально возможное значение. </text:span><text:span text:style-name="T10">canNull</text:span><text:span text:style-name="T51"> — может ли поле быть пустым (false или пустая строка, но не 0).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19"><text:span text:style-name="T148">boolean</text:span><text:span text:style-name="T84">: array('</text:span><text:span text:style-name="T87">boolean</text:span><text:span text:style-name="T84">')<text:line-break/><text:tab/></text:span><text:span text:style-name="T52">true/false.</text:span></text:p>
      <text:p text:style-name="P21"><text:span text:style-name="T25">date</text:span><text:span text:style-name="T38">: array('date'</text:span><text:span text:style-name="T53">, </text:span><text:span text:style-name="T51">[string </text:span><text:span text:style-name="T10">title</text:span><text:span text:style-name="T51">], [bool </text:span><text:span text:style-name="T10">canNull</text:span><text:span text:style-name="T51">=true]</text:span><text:span text:style-name="T38">)<text:line-break/><text:tab/>Дата. Значение даты может быть задано в виде unix timestamp (целое число) или строкой вида «дд.мм.гггг».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2"><text:span text:style-name="T32">s</text:span><text:span text:style-name="T25">tring</text:span><text:span text:style-name="T38">: array('string', [string </text:span><text:span text:style-name="T3">title</text:span><text:span text:style-name="T38">], [bool </text:span><text:span text:style-name="T3">canNull</text:span><text:span text:style-name="T38">]</text:span><text:span text:style-name="T51">, </text:span><text:span text:style-name="T54">['</text:span><text:span text:style-name="T10">min</text:span><text:span text:style-name="T11">'</text:span><text:span text:style-name="T54">=&gt;int</text:span><text:span text:style-name="T51">], [</text:span><text:span text:style-name="T54">'</text:span><text:span text:style-name="T10">max</text:span><text:span text:style-name="T11">'</text:span><text:span text:style-name="T54">=&gt;int</text:span><text:span text:style-name="T51">]</text:span><text:span text:style-name="T38">, [</text:span><text:span text:style-name="T54">'</text:span><text:span text:style-name="T3">trim</text:span><text:span text:style-name="T54">'=&gt;boolean</text:span><text:span text:style-name="T38">])</text:span><text:span text:style-name="T51"><text:line-break/><text:tab/></text:span><text:span text:style-name="T54">Строка (html-теги вырезаются автоматически). </text:span><text:span text:style-name="T11">min</text:span><text:span text:style-name="T54"> — минимально допустимая длина строки; </text:span><text:span text:style-name="T11">max</text:span><text:span text:style-name="T54"> — максимально допустимая длина строки; </text:span><text:span text:style-name="T11">trim</text:span><text:span text:style-name="T54"> — надо ли обрезать ведущие и завершающие </text:span><text:soft-page-break/><text:span text:style-name="T54">пробелы (по умолчанию false).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3"><text:span text:style-name="T32">h</text:span><text:span text:style-name="T25">tml</text:span><text:span text:style-name="T38">: array('html', [string </text:span><text:span text:style-name="T3">title</text:span><text:span text:style-name="T38">], [bool </text:span><text:span text:style-name="T3">canNull</text:span><text:span text:style-name="T38">])<text:line-break/><text:tab/>Произвольный текст или HTML-код</text:span><text:span text:style-name="T54">.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text:span><text:span text:style-name="T38">если поле пустое (имеет смысл только если canNull=true)</text:span><text:span text:style-name="T51">.</text:span></text:p>
      <text:p text:style-name="P24"><text:span text:style-name="T32">l</text:span><text:span text:style-name="T25">atin</text:span><text:span text:style-name="T38">: array('latin'</text:span><text:span text:style-name="T55">, [string </text:span><text:span text:style-name="T12">title</text:span><text:span text:style-name="T55">], [bool </text:span><text:span text:style-name="T12">canNull</text:span><text:span text:style-name="T55">]</text:span><text:span text:style-name="T38">)<text:line-break/><text:tab/>Строка, содержащая только латинские буквы, цифры, дефис и знак подчёркивания («_»).</text:span><text:span text:style-name="T54">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5"><text:span text:style-name="T32">e</text:span><text:span text:style-name="T25">mail</text:span><text:span text:style-name="T38">: array('email'</text:span><text:span text:style-name="T55">, [string </text:span><text:span text:style-name="T12">title</text:span><text:span text:style-name="T55">], [bool </text:span><text:span text:style-name="T12">canNull</text:span><text:span text:style-name="T55">]</text:span><text:span text:style-name="T56">)<text:line-break/><text:tab/></text:span><text:span text:style-name="T38">Адрес электронной почты</text:span><text:span text:style-name="T56">.</text:span><text:span text:style-name="T54">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6"><text:span text:style-name="T32">r</text:span><text:span text:style-name="T25">egular</text:span><text:span text:style-name="T38">: array('regular'</text:span><text:span text:style-name="T55">, [string </text:span><text:span text:style-name="T12">title</text:span><text:span text:style-name="T55">], [bool </text:span><text:span text:style-name="T12">canNull</text:span><text:span text:style-name="T55">], [</text:span><text:span text:style-name="T38">string</text:span><text:span text:style-name="T55"> </text:span><text:span text:style-name="T3">expression</text:span><text:span text:style-name="T55">]</text:span><text:span text:style-name="T56">)<text:line-break/><text:tab/></text:span><text:span text:style-name="T38">Любое значение, удовлетворяющее заданному регулярному выражению </text:span><text:span text:style-name="T3">expression</text:span><text:span text:style-name="T51">. </text:span><text:span text:style-name="T10">canNull</text:span><text:span text:style-name="T51"> — может ли поле быть пустым</text:span><text:span text:style-name="T57">;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7"><text:span text:style-name="T32">c</text:span><text:span text:style-name="T25">aptcha</text:span><text:span text:style-name="T38">: array('captcha')<text:line-break/><text:tab/>Каптча. Не требует дополнительных параметров.</text:span></text:p>
      <text:p text:style-name="P28"><text:span text:style-name="T25">callback</text:span><text:span text:style-name="T38">: array('callback',</text:span><text:span text:style-name="T55"> [string </text:span><text:span text:style-name="T12">title</text:span><text:span text:style-name="T55">], [bool </text:span><text:span text:style-name="T12">canNull</text:span><text:span text:style-name="T55">], [</text:span><text:span text:style-name="T38">callback</text:span><text:span text:style-name="T55"> </text:span><text:span text:style-name="T3">function</text:span><text:span text:style-name="T55">]</text:span><text:span text:style-name="T56">)</text:span><text:span text:style-name="T58"><text:line-break/><text:tab/></text:span><text:span text:style-name="T38">Валидация при помощи внешней функции </text:span><text:span text:style-name="T3">function</text:span><text:span text:style-name="T38">.</text:span><text:span text:style-name="T51"> </text:span><text:span text:style-name="T10">canNull</text:span><text:span text:style-name="T51"> — может ли поле быть пустым</text:span><text:span text:style-name="T38">; </text:span><text:span text:style-name="T10">title</text:span><text:span text:style-name="T51"> — имя поля, используется для формирования текста ошибки, если поле </text:span><text:span text:style-name="T38">пустое.</text:span><text:span text:style-name="T51"> </text:span><text:span text:style-name="T38">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115">table)</text:span></text:h>
      <text:p text:style-name="P41">Представляет из себя генератор HTML-таблиц, может быть использован в роли представления. <text:span text:style-name="T150">Э</text:span>тот класс используется только в административном интерфейсе.</text:p>
      <text:p text:style-name="P42">Работа с классом начинается с получения его экземпляра:</text:p>
      <text:p text:style-name="P42">$table=core::table();</text:p>
      <text:p text:style-name="P42">Реализацию класса можно найти в файле <text:span text:style-name="T16">/admin/core/html.php</text:span><text:span text:style-name="T25">.</text:span></text:p>
      <text:p text:style-name="P43"><text:span text:style-name="T33">О</text:span><text:span text:style-name="T25">бщий алгоритм работы с классом такой:</text:span></text:p>
      <text:list xml:id="list6231403465210924716" text:style-name="L8">
        <text:list-item>
          <text:p text:style-name="P127">получить экземпляр класса</text:p>
        </text:list-item>
        <text:list-item>
          <text:p text:style-name="P127">установить заголовки столбцов</text:p>
        </text:list-item>
      </text:list>
      <text:p text:style-name="P53">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54">Типичный пример использования класса:</text:p>
      <text:p text:style-name="P55">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soft-page-break/><text:tab/><text:tab/>$t-&gt;link($item[1],'?controller=user&amp;action=groupItem&amp;id='.$item[0]);<text:line-break/><text:tab/><text:tab/>$t-&gt;delete('?controller=user&amp;action=groupDelete&amp;id='.$item[0]);<text:line-break/><text:tab/>}<text:line-break/><text:tab/>return $t; <text:line-break/>}</text:p>
      <text:h text:style-name="Heading_20_2" text:outline-level="2"><text:span text:style-name="T33">М</text:span><text:span text:style-name="T25">етоды класса</text:span></text:h>
      <text:p text:style-name="P44"><text:span text:style-name="T71">table::__construct</text:span><text:span text:style-name="T25">([string </text:span><text:span text:style-name="T16">html</text:span><text:span text:style-name="T25">]);<text:line-break/><text:tab/>Конструктор класса. Если задан атрибут </text:span><text:span text:style-name="T16">html</text:span><text:span text:style-name="T25">, то этот текст будет добавлен к HTML-тегу &lt;table&gt;.</text:span></text:p>
      <text:p text:style-name="P45"><text:span text:style-name="T25">table::th</text:span><text:span text:style-name="T38">(string </text:span><text:span text:style-name="T3">title</text:span><text:span text:style-name="T38">,[string </text:span><text:span text:style-name="T3">html</text:span><text:span text:style-name="T38">]);<text:line-break/><text:tab/>Добавляет к таблице один столбец (тег &lt;th&gt;). </text:span><text:span text:style-name="T3">title</text:span><text:span text:style-name="T38">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45"><text:span text:style-name="T25">table::rowTh</text:span><text:span text:style-name="T38">(mixed </text:span><text:span text:style-name="T3">data</text:span><text:span text:style-name="T38">);<text:line-break/></text:span><text:span text:style-name="T117"><text:tab/><text:tab/>Добавляет все заголовки столбцов таблицы (равносильно вызову table::th() несколько раз). Параметр </text:span><text:span text:style-name="T124">data</text:span><text:span text:style-name="T117">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46"><text:span text:style-name="T122">table::trHtml</text:span><text:span text:style-name="T117">(string </text:span><text:span text:style-name="T124">html</text:span><text:span text:style-name="T117">);<text:line-break/><text:tab/>Задаёт html-код, который должен быть дописан внутрь HTML-тега &lt;tr&gt; (например: «class="myClass"».</text:span><text:span text:style-name="T118"> </text:span><text:span text:style-name="T119">Заданный текст будет добавляться к каждой строке.</text:span></text:p>
      <text:p text:style-name="P47"><text:span text:style-name="T122">table::row</text:span><text:span text:style-name="T117">(string </text:span><text:span text:style-name="T124">text</text:span><text:span text:style-name="T117">);<text:line-break/><text:tab/>До</text:span><text:span text:style-name="T120">бавляет одну строку во всю ширину таблицы, </text:span><text:span text:style-name="T125">text</text:span><text:span text:style-name="T120"> — текст (или HTML), отображаемый внутри &lt;td&gt;.</text:span></text:p>
      <text:p text:style-name="P48"><text:span text:style-name="T122">table::table</text:span><text:span text:style-name="T117">(string </text:span><text:span text:style-name="T124">text</text:span><text:span text:style-name="T117">,[integer </text:span><text:span text:style-name="T124">colSpan</text:span><text:span text:style-name="T117">],[string </text:span><text:span text:style-name="T124">html</text:span><text:span text:style-name="T117">]);<text:line-break/><text:tab/>Добавляет ячейку с произвольным текстом </text:span><text:span text:style-name="T124">text</text:span><text:span text:style-name="T117">. Параметр </text:span><text:span text:style-name="T124">colSpan </text:span><text:span text:style-name="T117">соответствует атрибуту colspan тега &lt;td&gt;. </text:span><text:span text:style-name="T124">Html</text:span><text:span text:style-name="T117"> — произвольный код, который необходимо дописать к теку &lt;td&gt; (например класс CSS).</text:span></text:p>
      <text:p text:style-name="P48"><text:span text:style-name="T122">table::link</text:span><text:span text:style-name="T117">(string </text:span><text:span text:style-name="T124">text</text:span><text:span text:style-name="T117">, string </text:span><text:span text:style-name="T124">link</text:span><text:span text:style-name="T117">, [integer </text:span><text:span text:style-name="T124">colSpan</text:span><text:span text:style-name="T117">],[string </text:span><text:span text:style-name="T124">html</text:span><text:span text:style-name="T117">]);<text:line-break/><text:tab/>Добавляет ячейку, содержащую ссылку на какую либо страницу админки. Параметр </text:span><text:span text:style-name="T124">text</text:span><text:span text:style-name="T117"> — заголовок ссылки, </text:span><text:span text:style-name="T124">link</text:span><text:span text:style-name="T117"> — адрес ссылки; </text:span><text:span text:style-name="T124">colSpan </text:span><text:span text:style-name="T117">соответствует атрибуту colspan тега &lt;td&gt;. </text:span><text:span text:style-name="T124">Html</text:span><text:span text:style-name="T117"> — произвольный код, который необходимо дописать к теку &lt;td&gt; (например класс CSS).</text:span></text:p>
      <text:p text:style-name="P49"><text:span text:style-name="T122">table::upDown</text:span><text:span text:style-name="T117">(string </text:span><text:span text:style-name="T124">link</text:span><text:span text:style-name="T117">, integer </text:span><text:span text:style-name="T124">index</text:span><text:span text:style-name="T117">, integer </text:span><text:span text:style-name="T124">count</text:span><text:span text:style-name="T117">);<text:line-break/><text:tab/>Добавляет ячейку, содержащую стрелки «вверх» и «вниз» для управления порядком отображения элементов. Параметр </text:span><text:span text:style-name="T124">link</text:span><text:span text:style-name="T117">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124">index</text:span><text:span text:style-name="T117"> — порядковый номер строки; </text:span><text:span text:style-name="T124">count</text:span><text:span text:style-name="T117"> — кол-во строк. Последние два параметра позволяют скрыть кнопку «вверх» у первой строки и кнопку «вниз» у последней.</text:span></text:p>
      <text:p text:style-name="P49"><text:span text:style-name="T122">table::delete</text:span><text:span text:style-name="T117">(string </text:span><text:span text:style-name="T124">link</text:span><text:span text:style-name="T117">,[string </text:span><text:span text:style-name="T124">confirm</text:span><text:span text:style-name="T117">]);<text:line-break/><text:tab/>Добавляет ячейку с кнопкой «удалить». </text:span><text:span text:style-name="T124">link</text:span><text:span text:style-name="T117"> — ссылка на страницу админки; </text:span><text:span text:style-name="T124">confirm</text:span><text:span text:style-name="T117"> — текст, содержащий предупреждение удаления, по умолчанию «Подтвердите удаление».</text:span></text:p>
      <text:p text:style-name="P50"><text:span text:style-name="T122">table::editDelete</text:span><text:span text:style-name="T117">(string </text:span><text:span text:style-name="T124">link</text:span><text:span text:style-name="T117">,[string </text:span><text:span text:style-name="T124">confirm</text:span><text:span text:style-name="T117">]);<text:line-break/><text:tab/></text:span><text:span text:style-name="T121">Добавляет ячейку с кнопк</text:span><text:span text:style-name="T117">ами «редактировать» и </text:span><text:span text:style-name="T121">«удалить». </text:span><text:span text:style-name="T126">link</text:span><text:span text:style-name="T121"> — ссылка на страницу админки, </text:span><text:span text:style-name="T117">если в ссылке содержится слово «action», то к ней будет добавлено ключевое слово «Edit» или «Delete», в противном случае будет приписано «&amp;action=edit» или «&amp;action=delete»</text:span><text:span text:style-name="T121">; </text:span><text:span text:style-name="T126">confirm</text:span><text:span text:style-name="T121"> — текст, содержащий предупреждение удаления, по умолчанию «Подтвердите удаление».</text:span></text:p>
      <text:p text:style-name="P51"><text:soft-page-break/><text:span text:style-name="T123">t</text:span><text:span text:style-name="T122">able::itemDelete</text:span><text:span text:style-name="T117">();<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52"><text:span text:style-name="T122">table::render</text:span><text:span text:style-name="T117">();<text:line-break/><text:tab/>Выводит HTML-представление таблицы.</text:span></text:p>
      <text:h text:style-name="Heading_20_1" text:outline-level="1">Работа с электронной почтой (класс <text:span text:style-name="T115">email)</text:span></text:h>
      <text:p text:style-name="P80">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88">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88">Сам файл шаблона — это файл с расширением «.html», который должен быть расположен в директории <text:span text:style-name="T16">/data/email</text:span><text:span text:style-name="T25">, если класс используется в общедоступной части сайта или в директории </text:span><text:span text:style-name="T16">/admin/data/email</text:span><text:span text:style-name="T25">, если класс используется в админке.</text:span></text:p>
      <text:p text:style-name="P81">Реализацию класса можно найти в файле <text:span text:style-name="T16">/core/email.php</text:span><text:span text:style-name="T25">.</text:span></text:p>
      <text:p text:style-name="P64">Вот типичный пример использования класса:</text:p>
      <text:p text:style-name="P82"><text:span text:style-name="T25">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xt:span><text:span text:style-name="T34">Template('templateName',array(<text:line-break/><text:tab/><text:tab/>'name'=&gt;$data['name'],<text:line-break/><text:tab/><text:tab/>'email'=&gt;$data['email'],<text:line-break/><text:tab/><text:tab/>'message'=&gt;$data['message']<text:line-break/><text:tab/>)</text:span><text:span text:style-name="T25">);<text:line-break/><text:tab/>$e-&gt;send($data['email']); //отправить письмо адресату<text:line-break/>}</text:span></text:p>
      <text:h text:style-name="P138" text:outline-level="2">Методы класса</text:h>
      <text:p text:style-name="P83"><text:span text:style-name="T25">email::from</text:span><text:span text:style-name="T38">(string </text:span><text:span text:style-name="T3">email</text:span><text:span text:style-name="T38">,[string </text:span><text:span text:style-name="T3">name</text:span><text:span text:style-name="T38">]);<text:line-break/><text:tab/>Устанавливает поле «от кого»: </text:span><text:span text:style-name="T3">email</text:span><text:span text:style-name="T38"> — адрес электронной почты, </text:span><text:span text:style-name="T3">name</text:span><text:span text:style-name="T38"> (не обязательно) — имя отправителя.</text:span></text:p>
      <text:p text:style-name="P83"><text:span text:style-name="T25">email::subject</text:span><text:span text:style-name="T38">(string </text:span><text:span text:style-name="T3">value</text:span><text:span text:style-name="T38">);<text:line-break/><text:tab/>Задаёт тему письма.</text:span></text:p>
      <text:p text:style-name="P83"><text:span text:style-name="T25">email::message</text:span><text:span text:style-name="T38">(string </text:span><text:span text:style-name="T3">message</text:span><text:span text:style-name="T38">);<text:line-break/><text:tab/>Устанавливает текст сообщения (в формате HTML), альтернатива email::messageTemplate().</text:span></text:p>
      <text:p text:style-name="P83"><text:span text:style-name="T25">email::messageTemplate</text:span><text:span text:style-name="T38">(string </text:span><text:span text:style-name="T3">fileName</text:span><text:span text:style-name="T38">, array </text:span><text:span text:style-name="T3">data</text:span><text:span text:style-name="T38">);<text:line-break/><text:tab/>Устанавливает текст сообщения из шаблона, альтернатива email::message(). Имя файла шаблона задаётся в параметре </text:span><text:span text:style-name="T3">fileName</text:span><text:span text:style-name="T38"> (путь и расширение файла не указывать). Параметр </text:span><text:span text:style-name="T3">data</text:span><text:span text:style-name="T38"> — это ассоциативный массив, содержащий данные для подстановки в шаблон, где ключи соответствуют именам меток в шаблоне.</text:span></text:p>
      <text:p text:style-name="P83"><text:soft-page-break/><text:span text:style-name="T25">email::returnPath</text:span><text:span text:style-name="T38">(string </text:span><text:span text:style-name="T3">email</text:span><text:span text:style-name="T38">);<text:line-break/><text:tab/>Задаёт адрес электронной почты, на который должно вернуться письмо в случае, если его доставить не удалось.</text:span></text:p>
      <text:p text:style-name="P84"><text:span text:style-name="T25">email::replyTo</text:span><text:span text:style-name="T38">(string </text:span><text:span text:style-name="T3">email</text:span><text:span text:style-name="T38">, [string </text:span><text:span text:style-name="T3">name</text:span><text:span text:style-name="T38">]);<text:line-break/><text:tab/>Задаёт адрес электронной почты (а также имя получателя), на который необходимо пересылать ответы на письмо.</text:span></text:p>
      <text:p text:style-name="P85"><text:span text:style-name="T25">email::attach</text:span><text:span text:style-name="T38">(string </text:span><text:span text:style-name="T3">filename</text:span><text:span text:style-name="T38">, string </text:span><text:span text:style-name="T3">id</text:span><text:span text:style-name="T38">, [string </text:span><text:span text:style-name="T3">type</text:span><text:span text:style-name="T38">]);<text:line-break/><text:tab/>Добавляет к письму вложенный файл </text:span><text:span text:style-name="T3">filename</text:span><text:span text:style-name="T38">. Имя файла должно содержать полный путь. Параметр </text:span><text:span text:style-name="T3">id</text:span><text:span text:style-name="T38"> — это имя файла внутри письма, если MIME-тип в параметре </text:span><text:span text:style-name="T3">type</text:span><text:span text:style-name="T38"> не задан, то будет установлен «application/octet-stream».</text:span></text:p>
      <text:p text:style-name="P85"><text:span text:style-name="T25">email::attachImage</text:span><text:span text:style-name="T38">(string </text:span><text:span text:style-name="T3">filename</text:span><text:span text:style-name="T38">, [string </text:span><text:span text:style-name="T3">type</text:span><text:span text:style-name="T38">]);<text:line-break/><text:tab/>Добавляет к письму вложенное изображение. Имя файла должно содержать полный путь. Параметр </text:span><text:span text:style-name="T3">type</text:span><text:span text:style-name="T38">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85"><text:span text:style-name="T38"><text:tab/></text:span><text:span text:style-name="T59">Функция возвращает идентификатор, по которому можно вставить изображение в текст сообщения.</text:span></text:p>
      <text:p text:style-name="P86"><text:span text:style-name="T35">e</text:span><text:span text:style-name="T25">mail::getImg</text:span><text:span text:style-name="T38">(string </text:span><text:span text:style-name="T3">id</text:span><text:span text:style-name="T38">);<text:line-break/><text:tab/>Возвращает строку, содержащую HTML-тег &lt;img&gt;. </text:span><text:span text:style-name="T3">id</text:span><text:span text:style-name="T38"> — идентификатор, полученный функцией email::attachImage().</text:span></text:p>
      <text:p text:style-name="P87"><text:span text:style-name="T25">email::send</text:span><text:span text:style-name="T38">(string </text:span><text:span text:style-name="T3">email</text:span><text:span text:style-name="T38">);<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116">Работа с изображениями (класс </text:span><text:span text:style-name="T115">picture)</text:span></text:h>
      <text:p text:style-name="P89">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90">Реализацию класса можно найти в файле <text:span text:style-name="T16">/core/picture.php</text:span><text:span text:style-name="T25">.</text:span></text:p>
      <text:p text:style-name="P90"><text:span text:style-name="T25">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16">save()</text:span><text:span text:style-name="T25">,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16">save()</text:span><text:span text:style-name="T25">, которых сохранит другую копию обраотанного изображения.</text:span></text:p>
      <text:p text:style-name="P65">Типичный алгоритм использования класса:</text:p>
      <text:p text:style-name="P65">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138" text:outline-level="2">Методы класса</text:h>
      <text:p text:style-name="P29"><text:span text:style-name="T25">picture::__controller</text:span><text:span text:style-name="T38">(string </text:span><text:span text:style-name="T3">fileName</text:span><text:span text:style-name="T38">, [string </text:span><text:span text:style-name="T3">type</text:span><text:span text:style-name="T38">]);<text:line-break/><text:tab/>Конструктор класса. </text:span><text:span text:style-name="T3">fileName</text:span><text:span text:style-name="T38"> — имя файла (должно включать полный путь); </text:span><text:span text:style-name="T3">type</text:span><text:span text:style-name="T38"> — MIME-тип изображения (допустимо указывать расширение имя файла). MIME-тип необходимо указывать в тех случаях, когда </text:span><text:span text:style-name="T3">fileName</text:span><text:span text:style-name="T38"> не содержит расширения файла и нет возможности определить его тип.</text:span></text:p>
      <text:p text:style-name="P7"><text:soft-page-break/><text:tab/>Если файл не является корректным изображением, то переменная controller::$error будет содержать текст сообщения об ошибке.</text:p>
      <text:p text:style-name="P30"><text:span text:style-name="T25">picture::resize</text:span><text:span text:style-name="T38">([mixed </text:span><text:span text:style-name="T3">width</text:span><text:span text:style-name="T38">], [mixed </text:span><text:span text:style-name="T3">height</text:span><text:span text:style-name="T38">]);<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3">width</text:span><text:span text:style-name="T38"> и </text:span><text:span text:style-name="T3">height</text:span><text:span text:style-name="T38">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8"><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10">Width</text:p>
          </table:table-cell>
          <table:table-cell table:style-name="Таблица1.A1" office:value-type="string">
            <text:p text:style-name="P110">Height</text:p>
          </table:table-cell>
          <table:table-cell table:style-name="Таблица1.C1" office:value-type="string">
            <text:p text:style-name="P110">Результат</text:p>
          </table:table-cell>
        </table:table-row>
        <table:table-row>
          <table:table-cell table:style-name="Таблица1.A2" office:value-type="string">
            <text:p text:style-name="P109">400</text:p>
          </table:table-cell>
          <table:table-cell table:style-name="Таблица1.A2" office:value-type="string">
            <text:p text:style-name="P109">null</text:p>
          </table:table-cell>
          <table:table-cell table:style-name="Таблица1.C2" office:value-type="string">
            <text:p text:style-name="P109">Ширина — 400 пикселей, высота — пропорционально исходной</text:p>
          </table:table-cell>
        </table:table-row>
        <table:table-row>
          <table:table-cell table:style-name="Таблица1.A2" office:value-type="string">
            <text:p text:style-name="P109">400</text:p>
          </table:table-cell>
          <table:table-cell table:style-name="Таблица1.A2" office:value-type="string">
            <text:p text:style-name="P109">300</text:p>
          </table:table-cell>
          <table:table-cell table:style-name="Таблица1.C2" office:value-type="string">
            <text:p text:style-name="P109">Ширина — 400 пикселей, высота — 300 пикселей</text:p>
          </table:table-cell>
        </table:table-row>
        <table:table-row>
          <table:table-cell table:style-name="Таблица1.A2" office:value-type="string">
            <text:p text:style-name="P109">&lt;600</text:p>
          </table:table-cell>
          <table:table-cell table:style-name="Таблица1.A2" office:value-type="string">
            <text:p text:style-name="P109">null</text:p>
          </table:table-cell>
          <table:table-cell table:style-name="Таблица1.C2" office:value-type="string">
            <text:p text:style-name="P109">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P109">&lt;800</text:p>
          </table:table-cell>
          <table:table-cell table:style-name="Таблица1.A2" office:value-type="string">
            <text:p text:style-name="P109">&lt;600</text:p>
          </table:table-cell>
          <table:table-cell table:style-name="Таблица1.C2" office:value-type="string">
            <text:p text:style-name="P109">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P109">null</text:p>
          </table:table-cell>
          <table:table-cell table:style-name="Таблица1.A2" office:value-type="string">
            <text:p text:style-name="P109">&gt;300</text:p>
          </table:table-cell>
          <table:table-cell table:style-name="Таблица1.C2" office:value-type="string">
            <text:p text:style-name="P109">Высота будет растянута до 300 пикселей, если исходная меньше. Ширина пропорциональна исходной.</text:p>
          </table:table-cell>
        </table:table-row>
      </table:table>
      <text:p text:style-name="P30"/>
      <text:p text:style-name="P30"><text:span text:style-name="T25">picture::watermark</text:span><text:span text:style-name="T38">(string </text:span><text:span text:style-name="T3">fileName</text:span><text:span text:style-name="T38">, mixed </text:span><text:span text:style-name="T3">x</text:span><text:span text:style-name="T38">, mixed </text:span><text:span text:style-name="T3">y</text:span><text:span text:style-name="T38">);<text:line-break/><text:tab/>Накладывает водный знак на изображение. </text:span><text:span text:style-name="T3">fiileName</text:span><text:span text:style-name="T38"> — имя файла изображения, содержащего водный знак. Параметры </text:span><text:span text:style-name="T3">x</text:span><text:span text:style-name="T38"> и </text:span><text:span text:style-name="T3">y</text:span><text:span text:style-name="T38">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31"><text:span text:style-name="T25">picture::save</text:span><text:span text:style-name="T38">(string </text:span><text:span text:style-name="T3">fileName</text:span><text:span text:style-name="T38">, [integer </text:span><text:span text:style-name="T3">quality</text:span><text:span text:style-name="T38">], [string </text:span><text:span text:style-name="T3">type</text:span><text:span text:style-name="T38">]);<text:line-break/><text:tab/>Сохраняет обработанное изображение в файл. Параметр </text:span><text:span text:style-name="T3">fileName</text:span><text:span text:style-name="T38"> (имя файла) необходимо указывать БЕЗ РАСШИРЕНИЯ. </text:span><text:span text:style-name="T3">quality</text:span><text:span text:style-name="T38"> — качество изображения для формата JPEG (число от 1 до 100). </text:span><text:span text:style-name="T3">type</text:span><text:span text:style-name="T38"> — MIME-тип (допускается указывать </text:span><text:span text:style-name="T60">расширение файла), если не указан, то будет сохранён в том же формате, что и исходный файл.</text:span></text:p>
      <text:p text:style-name="P31"><text:span text:style-name="T60"><text:tab/>Функция picture::save() возвращает расширение сохранённого файла или </text:span><text:span text:style-name="T36">false</text:span><text:span text:style-name="T60"> в случае неудачи.</text:span></text:p>
      <text:p text:style-name="P103"><text:span text:style-name="T60">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text:span><text:span text:style-name="T61">доработан</text:span><text:span text:style-name="T60"> в будущем.</text:span></text:p>
      <text:h text:style-name="P135" text:outline-level="1"><text:soft-page-break/><text:span text:style-name="T36">Р</text:span><text:span text:style-name="T37">азработка дополнительных модулей</text:span></text:h>
      <text:p text:style-name="P9">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10">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137" text:outline-level="2">Этапы разработки модуля</text:h>
      <text:p text:style-name="P9">Последовательность действий следующая:</text:p>
      <text:p text:style-name="P9">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9">2. Создаются файлы контроллеров, моделей, представлений и любые другие необходимые ресурсы.</text:p>
      <text:p text:style-name="P104"><text:span text:style-name="T38">3. </text:span><text:span text:style-name="T63">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будет работать). Если же создаётся переносимый модуль, то необходимо реализовать </text:span><text:span text:style-name="T2">типы пунктов меню</text:span><text:span text:style-name="T63">. Для этого нужно добавить записи в базу данных в таблицу </text:span><text:span text:style-name="T13">menuType</text:span><text:span text:style-name="T63">. Назначение полей следующее:</text:span></text:p>
      <text:list xml:id="list4011645552294669013" text:style-name="L9">
        <text:list-item>
          <text:p text:style-name="P119"><text:span text:style-name="T84">title</text:span><text:span text:style-name="T38"> — название типа пункта меню, отображаемое на странице добавления пункта меню;</text:span></text:p>
        </text:list-item>
        <text:list-item>
          <text:p text:style-name="P120"><text:span text:style-name="T84">controller</text:span><text:span text:style-name="T38"> и </text:span><text:span text:style-name="T84">action</text:span><text:span text:style-name="T38"> — имя контроллера и действия административной части сайта, определяют </text:span><text:span text:style-name="T64">скрипт и процедуру</text:span><text:span text:style-name="T38">, которая будет </text:span><text:span text:style-name="T64">обрабатывать запрос добавления пунктов меню (подробнее в разделе «админка»).</text:span></text:p>
        </text:list-item>
      </text:list>
      <text:p text:style-name="P33"><text:span text:style-name="T38">После добавления записей в таблицу </text:span><text:span text:style-name="T84">menuType</text:span><text:span text:style-name="T38">, в диалоговом окне выбора типа пункта меню появятся только что созданные. Теперь необходимо создать контроллер админки (если его ещё нет) и добавить </text:span><text:span text:style-name="T84">действие</text:span><text:span text:style-name="T38">. Оно должно показывать форму, запрашивающую дополнительные параметры, необходимые для формирования ссылки. Соответствующее </text:span><text:span text:style-name="T84">submit-действие</text:span><text:span text:style-name="T38"> по полученным от формы данным должно вернуть сформированную ссылку.</text:span></text:p>
      <text:p text:style-name="P33"><text:span text:style-name="T38">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84">widgetType</text:span><text:span text:style-name="T38">. Назначение полей следующее:</text:span></text:p>
      <text:list xml:id="list6880394777026904767" text:style-name="L10">
        <text:list-item>
          <text:p text:style-name="P121"><text:span text:style-name="T84">name</text:span><text:span text:style-name="T38"> — системное имя виджета;</text:span></text:p>
        </text:list-item>
        <text:list-item>
          <text:p text:style-name="P121"><text:span text:style-name="T84">title</text:span><text:span text:style-name="T38"> — название виджета, отображаемое в диалоговом окне выбора типа создаваемого виджета;</text:span></text:p>
        </text:list-item>
        <text:list-item>
          <text:p text:style-name="P121"><text:span text:style-name="T84">controller </text:span><text:span text:style-name="T38">и </text:span><text:span text:style-name="T84">action</text:span><text:span text:style-name="T38">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33"><text:span text:style-name="T38">После добавления записей в таблицу </text:span><text:span text:style-name="T84">widgetType</text:span><text:span text:style-name="T38">, в диалоговом окне создания виджета появятся вновь созданные. Теперь необходимо создать контроллер админки (если его ещё нет) и добавить </text:span><text:span text:style-name="T84">действие</text:span><text:span text:style-name="T38">. Оно должно отображать форму, запрашивающую параметры виджета. Соответствующее </text:span><text:span text:style-name="T84">submit-действие</text:span><text:span text:style-name="T38"> должно возвращать ассоциативный массив параметров виджета.</text:span></text:p>
      <text:p text:style-name="P33"><text:span text:style-name="T38">5. </text:span><text:span text:style-name="T65">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88">right</text:span><text:span text:style-name="T65">, который всегда будет возвращать </text:span><text:span text:style-name="T83">false</text:span><text:span text:style-name="T65">. Таким образом доступ к модулю будут иметь только суперпользователи. </text:span><text:soft-page-break/><text:span text:style-name="T65">Если же настройка прав действительно требуется, то необходимо в базу данных добавить записи в таблицу </text:span><text:span text:style-name="T88">userRight</text:span><text:span text:style-name="T65">. Назначеие полей следующее:</text:span></text:p>
      <text:list xml:id="list1899342273808001044" text:style-name="L11">
        <text:list-item>
          <text:p text:style-name="P122"><text:span text:style-name="T84">module</text:span><text:span text:style-name="T38"> — имя модуля и имя группы прав (разделены точкой);</text:span></text:p>
        </text:list-item>
        <text:list-item>
          <text:p text:style-name="P122"><text:span text:style-name="T84">groupId</text:span><text:span text:style-name="T38">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122"><text:span text:style-name="T84">description</text:span><text:span text:style-name="T38"> — краткое описание группы прав доступа, отображаемое в диалоговом окне настройки доступа для группы пользователей;</text:span></text:p>
        </text:list-item>
        <text:list-item>
          <text:p text:style-name="P122"><text:span text:style-name="T84">picture</text:span><text:span text:style-name="T38">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34"><text:span text:style-name="T38">Поле </text:span><text:span text:style-name="T84">picture</text:span><text:span text:style-name="T38">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text:span><text:span text:style-name="T66">При этом содержимое поля </text:span><text:span text:style-name="T89">module</text:span><text:span text:style-name="T66">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89">module</text:span><text:span text:style-name="T66"> содержит символ «*», то именем действия будет «index».</text:span></text:p>
      <text:h text:style-name="P139" text:outline-level="2">Создание переносимого модуля</text:h>
      <text:p text:style-name="P106"><text:span text:style-name="T62">П</text:span><text:span text:style-name="T38">ереносимый модуль — это ZIP-архив, который содержит следующие составляющие:</text:span></text:p>
      <text:p text:style-name="P12">1. Собственно все файлы модуля (структура директориев соответствует структуре директориев сайта).</text:p>
      <text:p text:style-name="P12">2. Файл module.ini, который содержит информацию о модуле: название, версия, типы виджетов, типы пунктов меню, группы прав доступа.</text:p>
      <text:p text:style-name="P1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13">4. Файл install.php (если требуется), содержащий скрипты, которые необходимо выполнить перед установкой модуля (installBefore) <text:span text:style-name="T154">и</text:span> после установки (installAfter).</text:p>
      <text:p text:style-name="P13"><text:span text:style-name="T154">5. Файл uninstall.php (если требуется), содержащий скрипты, которые необходимо выполнить перед</text:span> удалением (uninstallBefore) и после удаления (uninstallAfter) <text:span text:style-name="T154">модуля</text:span>.</text:p>
      <text:p text:style-name="P12">При установке модуля система автоматически настраивает обработчики событий исходя из наличия файлов в директориях /hook и /admin/hook.</text:p>
      <text:p text:style-name="P105"><text:span text:style-name="T62">Ч</text:span><text:span text:style-name="T38">тобы создать переносимый модуль, необходимо перед началом работы создать снимок состояния 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span></text:p>
      <text:p text:style-name="P11">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P105"><text:span text:style-name="T38">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text:span><text:span text:style-name="T67">(если требуется)</text:span><text:span text:style-name="T38">, которые содержат SQL-инструкции инициализации СУБД,</text:span><text:span text:style-name="T67"> </text:span><text:span text:style-name="T69">скрипт </text:span><text:span text:style-name="T67">install.php (если требуется), который может содержать функции </text:span><text:span text:style-name="T14">i</text:span><text:span text:style-name="T15">nstall</text:span><text:span text:style-name="T14">Before</text:span><text:span text:style-name="T67">($version), </text:span><text:span text:style-name="T14">i</text:span><text:span text:style-name="T15">nstall</text:span><text:span text:style-name="T14">After</text:span><text:span text:style-name="T67">($version)</text:span><text:span text:style-name="T70">,</text:span><text:span text:style-name="T67"> </text:span><text:span text:style-name="T14">u</text:span><text:span text:style-name="T15">ninstall</text:span><text:span text:style-name="T14">Before</text:span><text:span text:style-name="T67">() и </text:span><text:soft-page-break/><text:span text:style-name="T14">u</text:span><text:span text:style-name="T15">ninstall</text:span><text:span text:style-name="T14">After</text:span><text:span text:style-name="T67">(</text:span><text:span text:style-name="T68">$version</text:span><text:span text:style-name="T67">).</text:span></text:p>
      <text:p text:style-name="P108"><text:span text:style-name="T38">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38">, если установка/удаление возможно и </text:span><text:span text:style-name="T1">false</text:span><text:span text:style-name="T38">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38">. </text:span><text:span text:style-name="T68">В функции </text:span><text:span text:style-name="T14">uninstallAfter()</text:span><text:span text:style-name="T68"> параметр </text:span><text:span text:style-name="T14">$version</text:span><text:span text:style-name="T68">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P107"><text:span text:style-name="T68">О</text:span><text:span text:style-name="T38">братите внимание на файлы install.mysql.sql и install.sqlite.sql: инструкции в этих файлах будут выполнены только при первичной установке модул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5T01:06:35.837110674</dc:date>
    <meta:generator>LibreOffice/4.2.7.2$Linux_X86_64 LibreOffice_project/420m0$Build-2</meta:generator>
    <meta:editing-duration>P1DT2H30M4S</meta:editing-duration>
    <meta:editing-cycles>209</meta:editing-cycles>
    <meta:document-statistic meta:table-count="1" meta:image-count="0" meta:object-count="0" meta:page-count="39" meta:paragraph-count="636" meta:word-count="13211" meta:character-count="104765" meta:non-whitespace-character-count="91711"/>
  </office:meta>
</office:document-meta>
</file>